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6.434cm"/>
    </style:style>
    <style:style style:name="co14" style:family="table-column">
      <style:table-column-properties fo:break-before="auto" style:column-width="5.994cm"/>
    </style:style>
    <style:style style:name="co15" style:family="table-column">
      <style:table-column-properties fo:break-before="auto" style:column-width="1.801cm"/>
    </style:style>
    <style:style style:name="co16" style:family="table-column">
      <style:table-column-properties fo:break-before="auto" style:column-width="12.074cm"/>
    </style:style>
    <style:style style:name="co17" style:family="table-column">
      <style:table-column-properties fo:break-before="auto" style:column-width="9.484cm"/>
    </style:style>
    <style:style style:name="co18" style:family="table-column">
      <style:table-column-properties fo:break-before="auto" style:column-width="9.737cm"/>
    </style:style>
    <style:style style:name="co19" style:family="table-column">
      <style:table-column-properties fo:break-before="auto" style:column-width="9.4cm"/>
    </style:style>
    <style:style style:name="co20" style:family="table-column">
      <style:table-column-properties fo:break-before="auto" style:column-width="8.583cm"/>
    </style:style>
    <style:style style:name="co21" style:family="table-column">
      <style:table-column-properties fo:break-before="auto" style:column-width="8.331cm"/>
    </style:style>
    <style:style style:name="co22" style:family="table-column">
      <style:table-column-properties fo:break-before="auto" style:column-width="5.657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17.561cm"/>
    </style:style>
    <style:style style:name="co25" style:family="table-column">
      <style:table-column-properties fo:break-before="auto" style:column-width="4.052cm"/>
    </style:style>
    <style:style style:name="co26" style:family="table-column">
      <style:table-column-properties fo:break-before="auto" style:column-width="2.926cm"/>
    </style:style>
    <style:style style:name="co27" style:family="table-column">
      <style:table-column-properties fo:break-before="auto" style:column-width="3.771cm"/>
    </style:style>
    <style:style style:name="co28" style:family="table-column">
      <style:table-column-properties fo:break-before="auto" style:column-width="4.362cm"/>
    </style:style>
    <style:style style:name="co29" style:family="table-column">
      <style:table-column-properties fo:break-before="auto" style:column-width="1.829cm"/>
    </style:style>
    <style:style style:name="co30" style:family="table-column">
      <style:table-column-properties fo:break-before="auto" style:column-width="3.096cm"/>
    </style:style>
    <style:style style:name="co31" style:family="table-column">
      <style:table-column-properties fo:break-before="auto" style:column-width="5.262cm"/>
    </style:style>
    <style:style style:name="co32" style:family="table-column">
      <style:table-column-properties fo:break-before="auto" style:column-width="4.671cm"/>
    </style:style>
    <style:style style:name="co33" style:family="table-column">
      <style:table-column-properties fo:break-before="auto" style:column-width="12.129cm"/>
    </style:style>
    <style:style style:name="co34" style:family="table-column">
      <style:table-column-properties fo:break-before="auto" style:column-width="1.462cm"/>
    </style:style>
    <style:style style:name="co35" style:family="table-column">
      <style:table-column-properties fo:break-before="auto" style:column-width="3.856cm"/>
    </style:style>
    <style:style style:name="co36" style:family="table-column">
      <style:table-column-properties fo:break-before="auto" style:column-width="7.514cm"/>
    </style:style>
    <style:style style:name="co37" style:family="table-column">
      <style:table-column-properties fo:break-before="auto" style:column-width="21.782cm"/>
    </style:style>
    <style:style style:name="co38" style:family="table-column">
      <style:table-column-properties fo:break-before="auto" style:column-width="6.248cm"/>
    </style:style>
    <style:style style:name="co39" style:family="table-column">
      <style:table-column-properties fo:break-before="auto" style:column-width="4.334cm"/>
    </style:style>
    <style:style style:name="co40" style:family="table-column">
      <style:table-column-properties fo:break-before="auto" style:column-width="1.683cm"/>
    </style:style>
    <style:style style:name="co41" style:family="table-column">
      <style:table-column-properties fo:break-before="auto" style:column-width="2.731cm"/>
    </style:style>
    <style:style style:name="co42" style:family="table-column">
      <style:table-column-properties fo:break-before="auto" style:column-width="9.68cm"/>
    </style:style>
    <style:style style:name="co43" style:family="table-column">
      <style:table-column-properties fo:break-before="auto" style:column-width="5.431cm"/>
    </style:style>
    <style:style style:name="co44" style:family="table-column">
      <style:table-column-properties fo:break-before="auto" style:column-width="5.77cm"/>
    </style:style>
    <style:style style:name="co45" style:family="table-column">
      <style:table-column-properties fo:break-before="auto" style:column-width="3.602cm"/>
    </style:style>
    <style:style style:name="ro1" style:family="table-row">
      <style:table-row-properties style:row-height="0.51cm" fo:break-before="auto" style:use-optimal-row-height="true"/>
    </style:style>
    <style:style style:name="ro4" style:family="table-row">
      <style:table-row-properties style:row-height="5.652cm" fo:break-before="auto" style:use-optimal-row-height="true"/>
    </style:style>
    <style:style style:name="ro5" style:family="table-row">
      <style:table-row-properties style:row-height="3.201cm" fo:break-before="auto" style:use-optimal-row-height="false"/>
    </style:style>
    <style:style style:name="ro6" style:family="table-row">
      <style:table-row-properties style:row-height="4.249cm" fo:break-before="auto" style:use-optimal-row-height="true"/>
    </style:style>
    <style:style style:name="ro7" style:family="table-row">
      <style:table-row-properties style:row-height="3.782cm" fo:break-before="auto" style:use-optimal-row-height="true"/>
    </style:style>
    <style:style style:name="ro8" style:family="table-row">
      <style:table-row-properties style:row-height="2.379cm" fo:break-before="auto" style:use-optimal-row-height="true"/>
    </style:style>
    <style:style style:name="ro9" style:family="table-row">
      <style:table-row-properties style:row-height="1.445cm" fo:break-before="auto" style:use-optimal-row-height="true"/>
    </style:style>
    <style:style style:name="ro10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977cm" fo:break-before="auto" style:use-optimal-row-height="true"/>
    </style:style>
    <style:style style:name="ro11" style:family="table-row">
      <style:table-row-properties style:row-height="1.912cm" fo:break-before="auto" style:use-optimal-row-height="true"/>
    </style:style>
    <style:style style:name="ro12" style:family="table-row">
      <style:table-row-properties style:row-height="2.847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0.601cm" fo:break-before="auto" style:use-optimal-row-height="true"/>
    </style:style>
    <style:style style:name="ro16" style:family="table-row">
      <style:table-row-properties style:row-height="0.686cm" fo:break-before="auto" style:use-optimal-row-height="true"/>
    </style:style>
    <style:style style:name="ta3" style:family="table" style:master-page-name="PageStyle_5f_Лист1">
      <style:table-properties table:display="true" style:writing-mode="lr-tb"/>
    </style:style>
    <style:style style:name="ta4" style:family="table" style:master-page-name="PageStyle_5f_Сводный_20_отчет">
      <style:table-properties table:display="true" style:writing-mode="lr-tb"/>
    </style:style>
    <style:style style:name="ta5" style:family="table" style:master-page-name="PageStyle_5f_отчет">
      <style:table-properties table:display="true" style:writing-mode="lr-tb"/>
    </style:style>
    <style:style style:name="ta6" style:family="table" style:master-page-name="PageStyle_5f_справочники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ackground-color="#dbeef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c3d69b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e6b9b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Excel_20_Built-in_20_Normal">
      <style:table-cell-properties fo:background-color="#fdeada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fo:background-color="#e6b9b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2" style:family="table-cell" style:parent-style-name="Excel_20_Built-in_20_Normal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fo:background-color="#ff99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Excel_20_Built-in_20_Normal" style:data-style-name="N108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ackground-color="#ffff00" style:diagonal-bl-tr="none" style:diagonal-tl-br="none" fo:border="0.035cm solid #000000" style:rotation-align="non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Excel_20_Built-in_20_Normal">
      <style:table-cell-properties fo:background-color="#cc99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0" style:family="table-cell" style:parent-style-name="Excel_20_Built-in_20_Normal">
      <style:table-cell-properties fo:background-color="#cc99ff" style:diagonal-bl-tr="none" style:diagonal-tl-br="none" fo:border="0.035cm solid #000000" style:rotation-align="none"/>
      <style:text-properties fo:color="#800080" style:text-outline="false" style:text-line-through-style="none" style:font-name="Calibri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ce41" style:family="table-cell" style:parent-style-name="Excel_20_Built-in_20_Normal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fo:background-color="#ff99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48" style:family="table-cell" style:parent-style-name="Excel_20_Built-in_20_Normal">
      <style:table-cell-properties fo:border-bottom="0.035cm solid #000000" fo:background-color="#cc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9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50" style:family="table-cell" style:parent-style-name="Excel_20_Built-in_20_Normal">
      <style:table-cell-properties fo:border-bottom="0.035cm solid #000000" fo:background-color="#ffff00" style:diagonal-bl-tr="none" style:diagonal-tl-br="none" fo:border-left="none" fo:border-right="none" style:rotation-align="none" fo:border-top="0.035cm solid #000000"/>
    </style:style>
    <style:style style:name="ce51" style:family="table-cell" style:parent-style-name="Excel_20_Built-in_20_Normal">
      <style:table-cell-properties fo:background-color="#cc99ff" style:diagonal-bl-tr="none" style:diagonal-tl-br="none" fo:border="0.035cm solid #000000" style:rotation-align="none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fo:background-color="#ff99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4" style:family="table-cell" style:parent-style-name="Excel_20_Built-in_20_Normal">
      <style:table-cell-properties fo:background-color="#ffff00" style:diagonal-bl-tr="none" style:diagonal-tl-br="none" fo:border="0.035cm solid #000000" style:rotation-align="non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fo:background-color="#cc99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cc99ff" style:diagonal-bl-tr="none" style:diagonal-tl-br="none" fo:border="0.035cm solid #000000" style:rotation-align="none"/>
      <style:text-properties fo:color="#80008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9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ackground-color="#ff99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4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20_Built-in_20_Normal">
      <style:table-cell-properties fo:background-color="transparent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Excel_20_Built-in_20_Normal" style:data-style-name="N8036">
      <style:table-cell-properties style:diagonal-bl-tr="none" style:diagonal-tl-br="none" fo:border="0.035cm solid #000000" style:rotation-align="none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7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rotation-align="none"/>
    </style:style>
    <style:style style:name="ce7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83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8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8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8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INDIRECT([.$E$2]))" table:allow-empty-cell="true" table:display-list="unsorted" table:base-cell-address="отчет.D2">
          <table:help-message table:display="true"/>
          <table:error-message table:message-type="stop" table:display="true"/>
        </table:content-validation>
        <table:content-validation table:name="val2" table:condition="of:cell-content-is-in-list(INDIRECT([.E3]))" table:allow-empty-cell="true" table:display-list="unsorted" table:base-cell-address="отчет.D3">
          <table:help-message table:display="true"/>
          <table:error-message table:message-type="stop" table:display="true"/>
        </table:content-validation>
        <table:content-validation table:name="val3" table:condition="of:cell-content-is-in-list(ОГВ)" table:allow-empty-cell="true" table:display-list="unsorted" table:base-cell-address="отчет.E1">
          <table:help-message table:display="true"/>
          <table:error-message table:message-type="stop" table:display="true"/>
        </table:content-validation>
        <table:content-validation table:name="val4" table:condition="of:cell-content-is-in-list(ТипУслуги)" table:allow-empty-cell="true" table:display-list="unsorted" table:base-cell-address="отчет.F1">
          <table:help-message table:display="true"/>
          <table:error-message table:message-type="stop" table:display="true"/>
        </table:content-validation>
        <table:content-validation table:name="val5" table:condition="of:cell-content-is-in-list([.$A$2:.$A$4])" table:allow-empty-cell="true" table:display-list="unsorted" table:base-cell-address="справочники.C5">
          <table:help-message table:display="true"/>
          <table:error-message table:message-type="stop" table:display="true"/>
        </table:content-validation>
      </table:content-validations>
      <table:table table:name="отчет" table:style-name="ta5" table:print="false">
        <office:forms form:automatic-focus="false" form:apply-design-mode="false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Excel_20_Built-in_20_Normal"/>
        <table:table-column table:style-name="co38" table:default-cell-style-name="ce2"/>
        <table:table-column table:style-name="co39" table:default-cell-style-name="ce2"/>
        <table:table-column table:style-name="co40" table:number-columns-repeated="1018" table:default-cell-style-name="Excel_20_Built-in_20_Normal"/>
        <table:table-row table:style-name="ro1">
          <table:table-cell table:style-name="ce71" office:value-type="string">
            <text:p>№ п/п</text:p>
          </table:table-cell>
          <table:table-cell table:style-name="ce71" office:value-type="string">
            <text:p>дата</text:p>
          </table:table-cell>
          <table:table-cell table:style-name="ce73" office:value-type="string">
            <text:p>ФИО заявителя/наименование ЮЛ</text:p>
          </table:table-cell>
          <table:table-cell table:style-name="ce74" office:value-type="string">
            <text:p>Наименование услуги</text:p>
          </table:table-cell>
          <table:table-cell table:style-name="ce71" table:content-validation-name="val3" office:value-type="string">
            <text:p>Наименование ОГВ</text:p>
          </table:table-cell>
          <table:table-cell table:style-name="ce76" table:content-validation-name="val4" office:value-type="string">
            <text:p>Тип Услуги </text:p>
          </table:table-cell>
          <table:table-cell table:style-name="ce77"/>
          <table:table-cell table:style-name="ce79" table:number-columns-spanned="6" table:number-rows-spanned="1"/>
          <table:covered-table-cell table:number-columns-repeated="5" table:style-name="ce80"/>
          <table:table-cell table:style-name="ce79" table:number-columns-spanned="4" table:number-rows-spanned="1"/>
          <table:covered-table-cell table:number-columns-repeated="3" table:style-name="ce80"/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иванов</text:p>
          </table:table-cell>
          <table:table-cell table:style-name="ce75" table:content-validation-name="val1" office:value-type="string">
            <text:p>Назначение и выплата пособия по временной нетрудоспособности в случае прекращения деятельности страхователем на день обращения застрахованного лица за пособием по временной нетрудоспособности либо в случае невозможности его выплаты страхователем в связи с недостаточностью денежных средств на его счете в кредитной организации и применением очередности списания денежных средств со счета, предусмотренной Гражданским кодексом Российской Федерации.</text:p>
          </table:table-cell>
          <table:table-cell table:content-validation-name="val3" office:value-type="string">
            <text:p>ЗащитаПравПотребителей</text:p>
          </table:table-cell>
          <table:table-cell table:content-validation-name="val4" office:value-type="string">
            <text:p>прием</text:p>
          </table:table-cell>
          <table:table-cell table:style-name="ce78" table:number-columns-repeated="11"/>
          <table:table-cell table:number-columns-repeated="1007"/>
        </table:table-row>
        <table:table-row table:style-name="ro1">
          <table:table-cell office:value-type="float" office:value="2">
            <text:p>2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петров</text:p>
          </table:table-cell>
          <table:table-cell table:style-name="ce75" table:content-validation-name="val2" office:value-type="string">
            <text:p>Приём документов на осуществление государственного кадастрового учёта недвижимого имущества </text:p>
          </table:table-cell>
          <table:table-cell table:content-validation-name="val3" office:value-type="string">
            <text:p>СлужбаСудПриставов</text:p>
          </table:table-cell>
          <table:table-cell table:content-validation-name="val4" office:value-type="string">
            <text:p>консультирование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иванов</text:p>
          </table:table-cell>
          <table:table-cell table:style-name="ce75" table:content-validation-name="val2" office:value-type="string">
            <text:p>Социальная поддержка инвалидов</text:p>
          </table:table-cell>
          <table:table-cell table:content-validation-name="val3" office:value-type="string">
            <text:p>ГосНадзор</text:p>
          </table:table-cell>
          <table:table-cell table:content-validation-name="val4" office:value-type="string">
            <text:p>выдача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петров</text:p>
          </table:table-cell>
          <table:table-cell table:style-name="ce75" table:content-validation-name="val2" office:value-type="string">
            <text:p>Приём заявлений о добровольном вступлении в правоотношения по обязательному пенсионному страхованию в целях уплаты дополнительных страховых взносов на накопительную часть трудовой пенсии <text:s/></text:p>
          </table:table-cell>
          <table:table-cell table:content-validation-name="val3" office:value-type="string">
            <text:p>ПФР</text:p>
          </table:table-cell>
          <table:table-cell table:content-validation-name="val4" office:value-type="string">
            <text:p>прием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иванов</text:p>
          </table:table-cell>
          <table:table-cell table:style-name="ce75" table:content-validation-name="val2" office:value-type="string">
            <text:p>Предоставление сведений, содержащихся в реестре государственного имущества ХМАО - Югры </text:p>
          </table:table-cell>
          <table:table-cell table:content-validation-name="val3" office:value-type="string">
            <text:p>ДепГосИмущества</text:p>
          </table:table-cell>
          <table:table-cell table:content-validation-name="val4" office:value-type="string">
            <text:p>выдача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петров</text:p>
          </table:table-cell>
          <table:table-cell table:style-name="ce75" table:content-validation-name="val2" office:value-type="string">
            <text:p>Принятие на учёт и предоставление субсидии на строительство или приобретение жилых помещений лицам, замещающим государственные должности автономного округа, государственным гражданским служащим автономного округа </text:p>
          </table:table-cell>
          <table:table-cell table:content-validation-name="val3" office:value-type="string">
            <text:p>ДепСтроительства</text:p>
          </table:table-cell>
          <table:table-cell table:content-validation-name="val4" office:value-type="string">
            <text:p>консультация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иванов</text:p>
          </table:table-cell>
          <table:table-cell table:style-name="ce75" table:content-validation-name="val2" office:value-type="string">
            <text:p>Приём документов на предоставление поддержки развития малых форм хозяйствования </text:p>
          </table:table-cell>
          <table:table-cell table:content-validation-name="val3" office:value-type="string">
            <text:p>Депприродресурс</text:p>
          </table:table-cell>
          <table:table-cell table:content-validation-name="val4" office:value-type="string">
            <text:p>консультация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петров</text:p>
          </table:table-cell>
          <table:table-cell table:style-name="ce75" table:content-validation-name="val2" office:value-type="string">
            <text:p>Выдача разрешений на осуществление деятельности по перевозке пассажиров и багажа легковым такси на территории Ханты-Мансийского автономного округа Югры</text:p>
          </table:table-cell>
          <table:table-cell table:content-validation-name="val3" office:value-type="string">
            <text:p>ГосНадзор</text:p>
          </table:table-cell>
          <table:table-cell table:content-validation-name="val4" office:value-type="string">
            <text:p>выдача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иванов</text:p>
          </table:table-cell>
          <table:table-cell table:style-name="ce75" table:content-validation-name="val2" office:value-type="string">
            <text:p>Информирование о положении на рынке труда в Ханты – Мансийском автономном округе - Югре </text:p>
          </table:table-cell>
          <table:table-cell table:content-validation-name="val3" office:value-type="string">
            <text:p>ДепТруда</text:p>
          </table:table-cell>
          <table:table-cell table:content-validation-name="val4" office:value-type="string">
            <text:p>выдача</text:p>
          </table:table-cell>
          <table:table-cell table:number-columns-repeated="1018"/>
        </table:table-row>
        <table:table-row table:style-name="ro3">
          <table:table-cell office:value-type="float" office:value="10">
            <text:p>10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петров</text:p>
          </table:table-cell>
          <table:table-cell table:style-name="ce75" table:content-validation-name="val2" office:value-type="string">
            <text:p>Приём от плательщиков страховых взносов (лицами, производящими выплаты и иные вознаграждения физическим лицам) расчётов по начисленным и уплаченным страховым взносам на обязательное пенсионное страхование, в случае если в отчётном периоде, за который представляется расчёт, ими не производились выплаты и иные вознаграждения физическим лицам и, соответственно, не начислялись и не уплачивались страховые взносы на обязательное пенсионное страхование в Пенсионный фонд Российской Федерации и на обязательное медицинское страхование в Федеральный фонд обязательного медицинского </text:p>
            <text:p>страхования </text:p>
          </table:table-cell>
          <table:table-cell table:content-validation-name="val3" office:value-type="string">
            <text:p>ПФР</text:p>
          </table:table-cell>
          <table:table-cell table:content-validation-name="val4" office:value-type="string">
            <text:p>выдача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72" office:value-type="date" office:date-value="2014-12-01">
            <text:p>01.12.2014</text:p>
          </table:table-cell>
          <table:table-cell office:value-type="string">
            <text:p>петров</text:p>
          </table:table-cell>
          <table:table-cell table:style-name="ce75" table:content-validation-name="val2" office:value-type="string">
            <text:p>Регистрация на потртале</text:p>
          </table:table-cell>
          <table:table-cell table:content-validation-name="val3" office:value-type="string">
            <text:p>Госпортал</text:p>
          </table:table-cell>
          <table:table-cell table:content-validation-name="val4" office:value-type="string">
            <text:p>консультирование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75" table:content-validation-name="val2"/>
          <table:table-cell table:content-validation-name="val3" office:value-type="string">
            <text:p>#ИМЯ?</text:p>
          </table:table-cell>
          <table:table-cell table:content-validation-name="val4"/>
          <table:table-cell table:number-columns-repeated="1018"/>
        </table:table-row>
        <table:table-row table:style-name="ro2" table:number-rows-repeated="6002">
          <table:table-cell table:number-columns-repeated="3"/>
          <table:table-cell table:style-name="ce75" table:content-validation-name="val2"/>
          <table:table-cell table:content-validation-name="val3"/>
          <table:table-cell table:content-validation-name="val4"/>
          <table:table-cell table:number-columns-repeated="1018"/>
        </table:table-row>
        <table:table-row table:style-name="ro2" table:number-rows-repeated="1042560">
          <table:table-cell table:number-columns-repeated="4"/>
          <table:table-cell table:content-validation-name="val3"/>
          <table:table-cell table:content-validation-name="val4"/>
          <table:table-cell table:number-columns-repeated="1018"/>
        </table:table-row>
        <table:table-row table:style-name="ro2">
          <table:table-cell table:number-columns-repeated="4"/>
          <table:table-cell table:content-validation-name="val3"/>
          <table:table-cell table:content-validation-name="val4"/>
          <table:table-cell table:number-columns-repeated="1018"/>
        </table:table-row>
        <table:named-expressions/>
      </table:table>
      <table:table table:name="справочники" table:style-name="ta6" table:print="false">
        <office:forms form:automatic-focus="false" form:apply-design-mode="false"/>
        <table:table-column table:style-name="co41" table:default-cell-style-name="ce84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0" table:number-columns-repeated="1019" table:default-cell-style-name="Excel_20_Built-in_20_Normal"/>
        <table:table-row table:style-name="ro1">
          <table:table-cell table:style-name="ce81" office:value-type="string">
            <text:p>ТипУслуги</text:p>
          </table:table-cell>
          <table:table-cell table:style-name="ce85" table:number-columns-repeated="2"/>
          <table:table-cell table:style-name="ce89" table:number-columns-repeated="8"/>
          <table:table-cell table:style-name="ce90" table:number-columns-repeated="1013"/>
        </table:table-row>
        <table:table-row table:style-name="ro1">
          <table:table-cell table:style-name="ce82" office:value-type="string">
            <text:p>прием</text:p>
          </table:table-cell>
          <table:table-cell table:style-name="ce86"/>
          <table:table-cell table:style-name="ce88" table:number-columns-repeated="9"/>
          <table:table-cell table:number-columns-repeated="1013"/>
        </table:table-row>
        <table:table-row table:style-name="ro1">
          <table:table-cell table:style-name="ce82" office:value-type="string">
            <text:p>выдача</text:p>
          </table:table-cell>
          <table:table-cell table:style-name="ce87"/>
          <table:table-cell table:style-name="ce88" table:number-columns-repeated="9"/>
          <table:table-cell table:number-columns-repeated="1013"/>
        </table:table-row>
        <table:table-row table:style-name="ro3">
          <table:table-cell table:style-name="ce82" office:value-type="string">
            <text:p>консультирование</text:p>
          </table:table-cell>
          <table:table-cell table:style-name="ce87"/>
          <table:table-cell table:style-name="ce88" table:number-columns-repeated="9"/>
          <table:table-cell table:number-columns-repeated="1013"/>
        </table:table-row>
        <table:table-row table:style-name="ro2">
          <table:table-cell table:style-name="ce83"/>
          <table:table-cell table:style-name="ce87"/>
          <table:table-cell table:style-name="ce88" table:content-validation-name="val5"/>
          <table:table-cell table:style-name="ce88" table:number-columns-repeated="8"/>
          <table:table-cell table:number-columns-repeated="1013"/>
        </table:table-row>
        <table:table-row table:style-name="ro2" table:number-rows-repeated="10">
          <table:table-cell table:style-name="ce83"/>
          <table:table-cell table:style-name="ce88" table:number-columns-repeated="10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Лист1" table:style-name="ta3" table:print="false">
        <table:table-column table:style-name="co13" table:default-cell-style-name="ce26"/>
        <table:table-column table:style-name="co14" table:default-cell-style-name="ce26"/>
        <table:table-column table:style-name="co15" table:number-columns-repeated="2" table:default-cell-style-name="ce29"/>
        <table:table-column table:style-name="co16" table:number-columns-repeated="17" table:default-cell-style-name="ce26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15" table:number-columns-repeated="997" table:default-cell-style-name="ce29"/>
        <table:table-row table:style-name="ro1">
          <table:table-cell table:style-name="ce22" office:value-type="string">
            <text:p>ОГВ- полное наименование</text:p>
          </table:table-cell>
          <table:table-cell table:style-name="ce27" office:value-type="string">
            <text:p>ОГВ</text:p>
          </table:table-cell>
          <table:table-cell table:style-name="ce28" office:value-type="string">
            <text:p>тип</text:p>
          </table:table-cell>
          <table:table-cell table:style-name="ce28" office:value-type="string">
            <text:p>ОГВ</text:p>
          </table:table-cell>
          <table:table-cell table:style-name="ce23" table:formula="of:=INDIRECT(ADDRESS(ROW([.$B$2])-COLUMN([.$B$2])+COLUMN()-3;2))" office:value-type="string" office:string-value="МВД">
            <text:p>МВД</text:p>
          </table:table-cell>
          <table:table-cell table:style-name="ce23" table:formula="of:=INDIRECT(ADDRESS(ROW([.$B$2])-COLUMN([.$B$2])+COLUMN()-3;2))" office:value-type="string" office:string-value="ФНС">
            <text:p>ФНС</text:p>
          </table:table-cell>
          <table:table-cell table:style-name="ce23" table:formula="of:=INDIRECT(ADDRESS(ROW([.$B$2])-COLUMN([.$B$2])+COLUMN()-3;2))" office:value-type="string" office:string-value="ПФР">
            <text:p>ПФР</text:p>
          </table:table-cell>
          <table:table-cell table:style-name="ce23" table:formula="of:=INDIRECT(ADDRESS(ROW([.$B$2])-COLUMN([.$B$2])+COLUMN()-3;2))" office:value-type="string" office:string-value="Росреестр">
            <text:p>Росреестр</text:p>
          </table:table-cell>
          <table:table-cell table:style-name="ce23" table:formula="of:=INDIRECT(ADDRESS(ROW([.$B$2])-COLUMN([.$B$2])+COLUMN()-3;2))" office:value-type="string" office:string-value="ФСС">
            <text:p>ФСС</text:p>
          </table:table-cell>
          <table:table-cell table:style-name="ce23" table:formula="of:=INDIRECT(ADDRESS(ROW([.$B$2])-COLUMN([.$B$2])+COLUMN()-3;2))" office:value-type="string" office:string-value="УФМС">
            <text:p>УФМС</text:p>
          </table:table-cell>
          <table:table-cell table:style-name="ce23" table:formula="of:=INDIRECT(ADDRESS(ROW([.$B$2])-COLUMN([.$B$2])+COLUMN()-3;2))" office:value-type="string" office:string-value="Депприродресурс">
            <text:p>Депприродресурс</text:p>
          </table:table-cell>
          <table:table-cell table:style-name="ce23" table:formula="of:=INDIRECT(ADDRESS(ROW([.$B$2])-COLUMN([.$B$2])+COLUMN()-3;2))" office:value-type="string" office:string-value="ДепУправленияДелами Губернатора">
            <text:p>ДепУправленияДелами Губернатора</text:p>
          </table:table-cell>
          <table:table-cell table:style-name="ce23" table:formula="of:=INDIRECT(ADDRESS(ROW([.$B$2])-COLUMN([.$B$2])+COLUMN()-3;2))" office:value-type="string" office:string-value="ДепТруда">
            <text:p>ДепТруда</text:p>
          </table:table-cell>
          <table:table-cell table:style-name="ce23" table:formula="of:=INDIRECT(ADDRESS(ROW([.$B$2])-COLUMN([.$B$2])+COLUMN()-3;2))" office:value-type="string" office:string-value="ДепГосИмущества">
            <text:p>ДепГосИмущества</text:p>
          </table:table-cell>
          <table:table-cell table:style-name="ce23" table:formula="of:=INDIRECT(ADDRESS(ROW([.$B$2])-COLUMN([.$B$2])+COLUMN()-3;2))" office:value-type="string" office:string-value="ГосНадзор">
            <text:p>ГосНадзор</text:p>
          </table:table-cell>
          <table:table-cell table:style-name="ce23" table:formula="of:=INDIRECT(ADDRESS(ROW([.$B$2])-COLUMN([.$B$2])+COLUMN()-3;2))" office:value-type="string" office:string-value="ДепСтроительства">
            <text:p>ДепСтроительства</text:p>
          </table:table-cell>
          <table:table-cell table:style-name="ce23" table:formula="of:=INDIRECT(ADDRESS(ROW([.$B$2])-COLUMN([.$B$2])+COLUMN()-3;2))" office:value-type="string" office:string-value="Охрана Культурного наследия">
            <text:p>Охрана Культурного наследия</text:p>
          </table:table-cell>
          <table:table-cell table:style-name="ce23" table:formula="of:=INDIRECT(ADDRESS(ROW([.$B$2])-COLUMN([.$B$2])+COLUMN()-3;2))" office:value-type="string" office:string-value="ДепОбразования">
            <text:p>ДепОбразования</text:p>
          </table:table-cell>
          <table:table-cell table:style-name="ce23" table:formula="of:=INDIRECT(ADDRESS(ROW([.$B$2])-COLUMN([.$B$2])+COLUMN()-3;2))" office:value-type="string" office:string-value="ДепЖКХ">
            <text:p>ДепЖКХ</text:p>
          </table:table-cell>
          <table:table-cell table:style-name="ce23" table:formula="of:=INDIRECT(ADDRESS(ROW([.$B$2])-COLUMN([.$B$2])+COLUMN()-3;2))" office:value-type="string" office:string-value="ДепСоцразвития">
            <text:p>ДепСоцразвития</text:p>
          </table:table-cell>
          <table:table-cell table:style-name="ce23" table:formula="of:=INDIRECT(ADDRESS(ROW([.$B$2])-COLUMN([.$B$2])+COLUMN()-3;2))" office:value-type="string" office:string-value="Администрация">
            <text:p>Администрация</text:p>
          </table:table-cell>
          <table:table-cell table:style-name="ce23" table:formula="of:=INDIRECT(ADDRESS(ROW([.$B$2])-COLUMN([.$B$2])+COLUMN()-3;2))" office:value-type="string" office:string-value="СлужбаСудПриставов">
            <text:p>СлужбаСудПриставов</text:p>
          </table:table-cell>
          <table:table-cell table:style-name="ce23" table:formula="of:=INDIRECT(ADDRESS(ROW([.$B$2])-COLUMN([.$B$2])+COLUMN()-3;2))" office:value-type="string" office:string-value="ИнспекцияТруда">
            <text:p>ИнспекцияТруда</text:p>
          </table:table-cell>
          <table:table-cell table:style-name="ce23" table:formula="of:=INDIRECT(ADDRESS(ROW([.$B$2])-COLUMN([.$B$2])+COLUMN()-3;2))" office:value-type="string" office:string-value="ЗащитаПравПотребителей">
            <text:p>ЗащитаПравПотребителей</text:p>
          </table:table-cell>
          <table:table-cell table:style-name="ce23" table:formula="of:=INDIRECT(ADDRESS(ROW([.$B$2])-COLUMN([.$B$2])+COLUMN()-3;2))" office:value-type="string" office:string-value="Градостроительство">
            <text:p>Градостроительство</text:p>
          </table:table-cell>
          <table:table-cell table:style-name="ce23" table:formula="of:=INDIRECT(ADDRESS(ROW([.$B$2])-COLUMN([.$B$2])+COLUMN()-3;2))" office:value-type="string" office:string-value="УЭК">
            <text:p>УЭК</text:p>
          </table:table-cell>
          <table:table-cell table:style-name="ce23" table:formula="of:=INDIRECT(ADDRESS(ROW([.$B$2])-COLUMN([.$B$2])+COLUMN()-3;2))" office:value-type="string" office:string-value="Госпортал">
            <text:p>Госпортал</text:p>
          </table:table-cell>
          <table:table-cell table:style-name="ce28" table:number-columns-repeated="997"/>
        </table:table-row>
        <table:table-row table:style-name="ro4">
          <table:table-cell table:style-name="ce23" office:value-type="string">
            <text:p>Управление Министерства Внутренних дел Российской Федерации по Ханты – Мансийскому автономному округу – Югре <text:s text:c="2"/></text:p>
          </table:table-cell>
          <table:table-cell table:style-name="ce23" office:value-type="string">
            <text:p>МВД</text:p>
          </table:table-cell>
          <table:table-cell office:value-type="string">
            <text:p>федеральная</text:p>
          </table:table-cell>
          <table:table-cell/>
          <table:table-cell table:style-name="ce30" office:value-type="string">
            <text:p>Предоставление сведений об административных правонарушениях в области дорожного движения </text:p>
          </table:table-cell>
          <table:table-cell table:style-name="ce30" office:value-type="string">
            <text:p>Прием запроса на предоставление сведений, содержащихся в ЕГРЮЛ, ЕГРИП, ЕГРН и выдача запрашиваемых сведений или справки об отсутствии сведений в ЕГРЮЛ, ЕГРИП, ЕГРН либо справки об отсутствии возможности определить <text:s/>лицо, о котором запрашиваются сведения</text:p>
          </table:table-cell>
          <table:table-cell table:style-name="ce30" office:value-type="string">
            <text:p>Прием заявлений о предоставлении набора социальных услуг, об отказе от получения набора социальных услуг или о возобновлении предоставления набора социальных услуг</text:p>
          </table:table-cell>
          <table:table-cell table:style-name="ce30" office:value-type="string">
            <text:p>Прием документов на государственную регистрацию прав на недвижимое имущество и сделок с ним, выдача документов после проведения государственной регистрации прав на недвижимое имущество</text:p>
          </table:table-cell>
          <table:table-cell table:style-name="ce30" office:value-type="string">
            <text:p>Прием отчета (расчета), представляемого лицами, добровольно <text:s text:c="3"/>вступившими в правоотношения по обязательному социальному <text:s text:c="3"/>страхованию на случай временной нетрудоспособности и в связи с <text:s/>материнством (форма-4а-ФСС ).</text:p>
          </table:table-cell>
          <table:table-cell table:style-name="ce30" office:value-type="string">
            <text:p>Прием документов и личных фотографий, необходимых для получения или замены паспорта гражданина Российской Федерации, удостоверяющего личность гражданина Российской Федерации <text:s/>на территории Российской Федерации</text:p>
          </table:table-cell>
          <table:table-cell table:style-name="ce30" office:value-type="string">
            <text:p>Прием документов на предоставление выписки из Реестра территорий традиционного природопользования коренных малочисленных народов Севера регионального значения в Ханты-мансийском автономном округе-Югре</text:p>
          </table:table-cell>
          <table:table-cell table:style-name="ce30" office:value-type="string">
            <text:p>Предоставление гражданам информации об очередности предоставления им жилых помещений жилищного фонда коммерческого использования Ханты-Мансийского автономного округа – Югры по договорам найма</text:p>
          </table:table-cell>
          <table:table-cell table:style-name="ce30" office:value-type="string">
            <text:p>Информирование о положении на рынке труда в Ханты – Мансийском автономном округе - Югре </text:p>
          </table:table-cell>
          <table:table-cell table:style-name="ce30" office:value-type="string">
            <text:p>Выдача выписок из реестра федерального имущества <text:s text:c="203"/></text:p>
          </table:table-cell>
          <table:table-cell table:style-name="ce30" office:value-type="string">
            <text:p>Выдача разрешений на осуществление деятельности по перевозке пассажиров и багажа легковым такси на территории Ханты-Мансийского автономного округа Югры</text:p>
          </table:table-cell>
          <table:table-cell table:style-name="ce30" office:value-type="string">
            <text:p>Выдача разрешения на строительство в случае, если строительство объекта капитального строительства планируется осуществлять на территориях двух и более муниципальных образований (муниципальных районов, городских округов), и в случае реконструкции объекта капитального строительства, расположенного на территориях двух и более муниципальных образований (муниципальных районов, городских округов), включая строительство, реконструкцию автомобильных дорог регионального или межмуниципального значения, а также частных автомобильных дорог, строительство или реконструкцию которых планируется осуществлять на территориях двух и более муниципальных образований (муниципальных районов, городских округов)</text:p>
          </table:table-cell>
          <table:table-cell table:style-name="ce30" office:value-type="string">
            <text:p>Предоставление информации об объектах культурного наследия регионального или местного значения, находящихся на территории Ханты – Мансийского автономного округа_Югры и включенных в единый государственный реестр объектов культурного наследия (памятников истории и культуры) народов Российской Федерации</text:p>
          </table:table-cell>
          <table:table-cell table:style-name="ce30" office:value-type="string">
            <text:p>Предоставление дополнительных гарантий и мер государственной поддержки учащимся и студентам, слушателям подготовительных отделений из числа коренных малочисленных народов Севера, признанным малообеспеченными, проживающим на территории ХМАО-Югры</text:p>
          </table:table-cell>
          <table:table-cell table:style-name="ce30" office:value-type="string">
            <text:p>Предоставление информации о порядке предоставления жилищно-коммунальных услуг населению в ХМАО-Югре</text:p>
          </table:table-cell>
          <table:table-cell table:style-name="ce30" office:value-type="string">
            <text:p>Назначение и выплата пособий по уходу за ребенком**</text:p>
          </table:table-cell>
          <table:table-cell table:style-name="ce30" office:value-type="string">
            <text:p>Исполнение запросов физических и</text:p>
            <text:p><text:s/>юридических лиц по оформлению в</text:p>
            <text:p>установленном порядке архивных справок,</text:p>
            <text:p>архивных <text:s/>выписок, архивных копий</text:p>
            <text:p/>
          </table:table-cell>
          <table:table-cell table:style-name="ce30" office:value-type="string">
            <text:p>Осуществление приема граждан, обеспечение своевременного и в полном объеме рассмотрения устных и письменных обращений граждан, принятие по ним решений и направление заявителям ответов в установленной законодательством Российской Федерации срок</text:p>
          </table:table-cell>
          <table:table-cell table:style-name="ce30" office:value-type="string">
            <text:p>Информирование и консультирование работодателей и работников по вопросам соблюдения трудового законодательства и иных нормативных правовых актов, содержащих нормы трудового права</text:p>
          </table:table-cell>
          <table:table-cell table:style-name="ce30" office:value-type="string">
            <text:p>Осуществление приема и учета уведомлений о начале осуществления юридическим лицам и индивидуальными предпринимателями отдельных видов работ и услуг, указанных в перечне, предусмотренном постановлением Правительства Российской Федерации от 16 июля 2009 г.№584 «Об уведомительном порядке начала осуществления отдельных видов предпринимательской <text:s/>деятельности»</text:p>
          </table:table-cell>
          <table:table-cell table:style-name="ce26" office:value-type="string">
            <text:p>Выдача разрешения на строительство.</text:p>
          </table:table-cell>
          <table:table-cell table:style-name="ce26" office:value-type="string">
            <text:p>Прием документов на выдачу УЭК</text:p>
          </table:table-cell>
          <table:table-cell office:value-type="string">
            <text:p>Регистрация на потртале</text:p>
          </table:table-cell>
          <table:table-cell table:number-columns-repeated="997"/>
        </table:table-row>
        <table:table-row table:style-name="ro5">
          <table:table-cell table:style-name="ce23" office:value-type="string">
            <text:p>Межрайонная инспекция Федеральной налоговой службы России № 4 по Ханты – Мансийскому автономному округу – Югре</text:p>
          </table:table-cell>
          <table:table-cell table:style-name="ce23" office:value-type="string">
            <text:p>ФНС</text:p>
          </table:table-cell>
          <table:table-cell office:value-type="string">
            <text:p>федеральная</text:p>
          </table:table-cell>
          <table:table-cell/>
          <table:table-cell office:value-type="string">
            <text:p>Выдача справки о наличии (отсутствии) судимости и (или) факта уголовного преследования либо прекращении уголовного преследования</text:p>
          </table:table-cell>
          <table:table-cell office:value-type="string">
            <text:p>Прием запрос на предоставление справки о состоянии расчетов по налогам, сборам, пеням и штрафам</text:p>
          </table:table-cell>
          <table:table-cell office:value-type="string">
            <text:p>Прием от застрахованных лиц заявлений о выборе инвестиционного портфеля (управляющей компании), о переходе в негосударственный пенсионный фонд или о переходе в Пенсионный фонд РФ из негосударственного пенсионного фонда для передачи ему средств пенсионных накоплений</text:p>
          </table:table-cell>
          <table:table-cell office:value-type="string">
            <text:p>Прием документов на осуществление государственного кадастрового учета недвижимого имущества.</text:p>
          </table:table-cell>
          <table:table-cell office:value-type="string">
            <text:p>Прием расчета по начисленным и уплаченным страховым взносам на <text:s text:c="3"/>обязательное социальное страхование на случай временной нетрудоспособности и в связи с материнством и по обязательному <text:s/>социальному страхованию от несчастных случаев на производстве и <text:s/>профессиональных заболеваний, а также по расходам на выплату страхового обеспечения (форма 4-ФСС).</text:p>
          </table:table-cell>
          <table:table-cell office:value-type="string">
            <text:p>Прием заявления и документов для оформления паспорта гражданина Российской Федерации, удостоверяющего личность гражданина за пределами территории Российской Федерации</text:p>
          </table:table-cell>
          <table:table-cell office:value-type="string">
            <text:p>Прием документов на предоставление выписки из Реестра организаций, осуществляющих традиционное хозяйствование и занимающихся промыслом коренных малочисленных народов Севера в Ханты-мансийском автономном округе-Югре</text:p>
          </table:table-cell>
          <table:table-cell office:value-type="string">
            <text:p>Предоставление гражданам информации об очередности предоставления жилых помещений на условиях социального найма</text:p>
          </table:table-cell>
          <table:table-cell office:value-type="string">
            <text:p>Содействие безработным гражданам в переезде и безработным гражданам и членам их семей в переселении в другую местность для трудоустройства по направлению органов службы занятости</text:p>
          </table:table-cell>
          <table:table-cell office:value-type="string">
            <text:p>Предоставление земельных участков, находящихся в федеральной собственности, в порядке переоформления прав</text:p>
          </table:table-cell>
          <table:table-cell/>
          <table:table-cell office:value-type="string">
            <text:p>Выдача разрешения на ввод объектов в эксплуатацию в случае, если строительство объекта капитального строительства планируется осуществлять на территориях двух и более муниципальных образований (муниципальных районов, городских округов), и в случае реконструкции объекта капитального строительства, расположенного на территориях двух и более муниципальных образований (муниципальных районов, городских округов), включая строительство, реконструкцию автомобильных дорог регионального или межмуниципального значения, а также частных автомобильных дорог, строительство или реконструкцию которых планируется осуществлять на территориях двух и более муниципальных образований (муниципальных районов, городских округов)</text:p>
          </table:table-cell>
          <table:table-cell office:value-type="string">
            <text:p>Выдача задания, разрешения на проведение работ по сохранению объекта культурного наследия, согласование проектной документации на проведение работ по сохранению объекта культурного наследия в отношении объекта культурного наследия регионального значения, выявленного объекта культурного наследия, расположенных на территории ХМАО-Югры</text:p>
          </table:table-cell>
          <table:table-cell table:number-columns-repeated="2"/>
          <table:table-cell office:value-type="string">
            <text:p>Назначение и выплата ежемесячного пособия по уходу за ребенком от полутора до трех лет и от трех до четырех лет</text:p>
          </table:table-cell>
          <table:table-cell office:value-type="string">
            <text:p>Подача заявления на заключение брака</text:p>
          </table:table-cell>
          <table:table-cell table:style-name="ce26" office:value-type="string">
            <text:p>Предоставление информации о наличии/отсутствии в отношении заявителя возбужденного исполнительного производства</text:p>
          </table:table-cell>
          <table:table-cell table:style-name="ce26" office:value-type="string">
            <text:p>Прием комплекта документов о проведенной аттестации рабочих мест по условиям труда</text:p>
          </table:table-cell>
          <table:table-cell table:style-name="ce26"/>
          <table:table-cell table:style-name="ce26" office:value-type="string">
            <text:p>Выдача разрешения на ввод объектов в эксплуатацию.</text:p>
          </table:table-cell>
          <table:table-cell table:style-name="ce26" office:value-type="string">
            <text:p>Выдача УЭК</text:p>
          </table:table-cell>
          <table:table-cell office:value-type="string">
            <text:p>Подтверждение личности</text:p>
          </table:table-cell>
          <table:table-cell table:number-columns-repeated="997"/>
        </table:table-row>
        <table:table-row table:style-name="ro6">
          <table:table-cell table:style-name="ce23" office:value-type="string">
            <text:p>Отделение Пенсионного фонда Российской Федерации по Ханты – Мансийскому автономному округу – Югре </text:p>
          </table:table-cell>
          <table:table-cell table:style-name="ce23" office:value-type="string">
            <text:p>ПФР</text:p>
          </table:table-cell>
          <table:table-cell office:value-type="string">
            <text:p>федеральная</text:p>
          </table:table-cell>
          <table:table-cell table:number-columns-repeated="2"/>
          <table:table-cell office:value-type="string">
            <text:p>Информирования налогоплательщиков о действующих налогах и сборах, законодательстве о налогах и сборах и принятых в соответствии с ним нормативных правовых актов, порядке исчисления и уплаты налогов и сборов, правах и обязанностях налогоплательщиков, плательщиков сборов и налоговых агентов, полномочиях налоговых органов и их должностных <text:s/>лиц, а также предоставлению форм налоговых деклараций (расчетов) и разъяснению порядка их заполнения с учетом статьи 102 Налогового кодекса РФ</text:p>
          </table:table-cell>
          <table:table-cell office:value-type="string">
            <text:p>Прием заявлений о выдаче государственного сертификата на материнский (семейный) капитал и выдача государственного сертификата на материнский (семейный) капитал</text:p>
          </table:table-cell>
          <table:table-cell office:value-type="string">
            <text:p>Прием документов на предоставление сведений из Единого государственного реестра прав на недвижимое имущество и сделок с ним, выдача документов, в виде которых предоставляются сведения, содержащиеся в ЕГРП и сделок с ним.</text:p>
          </table:table-cell>
          <table:table-cell office:value-type="string">
            <text:p>Регистрация и снятие с регистрационного учета лиц, добровольно <text:s text:c="3"/>вступивших в правоотношения по обязательному социальному страхованию на случай временной нетрудоспособности и в связи с материнством.</text:p>
          </table:table-cell>
          <table:table-cell office:value-type="string">
            <text:p>Прием и выдача документов о регистрации и снятии граждан Российской Федерации с регистрационного учета по месту пребывания и по месту жительства в пределах Российской Федерации</text:p>
          </table:table-cell>
          <table:table-cell office:value-type="string">
            <text:p>Прием документов на предоставление субсидии на содержание поголовья северных оленей</text:p>
          </table:table-cell>
          <table:table-cell/>
          <table:table-cell office:value-type="string">
            <text:p>Содействие гражданам в поиске подходящей работы, а работодателям в подборе необходимых работников **</text:p>
          </table:table-cell>
          <table:table-cell office:value-type="string">
            <text:p>Предоставление земельных участков, находящихся в федеральной собственности для целей, связанных со строительством</text:p>
          </table:table-cell>
          <table:table-cell/>
          <table:table-cell office:value-type="string">
            <text:p>Предоставление субсидий на строительство или приобретение жилых помещений граждан, выезжающим из Ханты-Мансийского автономного округа-Югры в субъекты Российской Федерации, не относящиеся к районам Крайнего Севера и приравненным к ним местностям</text:p>
          </table:table-cell>
          <table:table-cell table:number-columns-repeated="3"/>
          <table:table-cell office:value-type="string">
            <text:p>Социальная поддержка семей, имеющих детей, в том числе многодетных семей </text:p>
          </table:table-cell>
          <table:table-cell office:value-type="string">
            <text:p>Подача заявления на расторжение брака</text:p>
          </table:table-cell>
          <table:table-cell table:style-name="ce26"/>
          <table:table-cell table:style-name="ce26" office:value-type="string">
            <text:p>Учет уведомлений о начале осуществления юридическими лицами и индивидуальными предприятиями отдельных видов работ и услуг</text:p>
          </table:table-cell>
          <table:table-cell table:style-name="ce26"/>
          <table:table-cell table:style-name="ce26" office:value-type="string">
            <text:p>Подготовка градостроительных планов земельных участков.</text:p>
          </table:table-cell>
          <table:table-cell table:style-name="ce26" office:value-type="string">
            <text:p>Прием документов на замену УЭК</text:p>
          </table:table-cell>
          <table:table-cell table:number-columns-repeated="998"/>
        </table:table-row>
        <table:table-row table:style-name="ro7">
          <table:table-cell table:style-name="ce23" office:value-type="string">
            <text:p>Управление Федеральной службы государственной регистрации, кадастра и картографии по Ханты – Мансийскому автономному округу – Югре</text:p>
          </table:table-cell>
          <table:table-cell table:style-name="ce23" office:value-type="string">
            <text:p>Росреестр</text:p>
          </table:table-cell>
          <table:table-cell office:value-type="string">
            <text:p>федеральная</text:p>
          </table:table-cell>
          <table:table-cell table:number-columns-repeated="2"/>
          <table:table-cell office:value-type="string">
            <text:p>Прием запроса на проведение сверки расчетов с налогоплательщиками</text:p>
          </table:table-cell>
          <table:table-cell office:value-type="string">
            <text:p>Прием заявлений о распоряжении средствами материнского (семейного) капитала</text:p>
          </table:table-cell>
          <table:table-cell office:value-type="string">
            <text:p>Прием документов на предоставление сведений, содержащихся в государственном кадастре недвижимости, выдача документов, в виде которых предоставляются сведения, содержащиеся в государственном кадастре недвижимости </text:p>
          </table:table-cell>
          <table:table-cell office:value-type="string">
            <text:p>Регистрация и снятие с учета страхователей - физических лиц, обязанных уплачивать страховые взносы в связи с заключением <text:s text:c="3"/>гражданско-правового договора.</text:p>
          </table:table-cell>
          <table:table-cell office:value-type="string">
            <text:p>Прием документов для постановки иностранных граждан и лиц без гражданства на учет по месту пребывания</text:p>
          </table:table-cell>
          <table:table-cell office:value-type="string">
            <text:p>Прием документов на предоставление субсидий на возмещение части затрат на улучшение почвенного плодородия</text:p>
          </table:table-cell>
          <table:table-cell/>
          <table:table-cell office:value-type="string">
            <text:p>Организация проведения оплачиваемых общественных работ</text:p>
          </table:table-cell>
          <table:table-cell office:value-type="string">
            <text:p>Предоставление земельных участков, находящихся в федеральной <text:s/>собственности, на которых расположены объекты недвижимости, в аренду, безвозмездное срочное пользование или постоянное (бессрочное) пользование</text:p>
          </table:table-cell>
          <table:table-cell/>
          <table:table-cell office:value-type="string">
            <text:p>Признание граждан участниками подпрограммы 4 «Ипотечное жилищное кредитование», предоставление компенсации части процентной ставки по кредитам на приобретение (строительство) жилого помещения и по кредитам на погашение льготного жилищного займа, а также на получение целевых денежных средств для завершения строительства жилого помещения в многоквартирном доме на территории Ханты-Мансийского автономного округа-Югры</text:p>
          </table:table-cell>
          <table:table-cell table:number-columns-repeated="3"/>
          <table:table-cell office:value-type="string">
            <text:p>Социальная поддержка малоимущих граждан </text:p>
          </table:table-cell>
          <table:table-cell table:style-name="ce32" office:value-type="string">
            <text:p>Предоставление информации об объектах недвижимого имущества, находящихся в муниципальной собственности и предназначенных для сдачи в аренду. (УСЛУГИ ПОЛНОГО ЦИКЛА)</text:p>
          </table:table-cell>
          <table:table-cell table:number-columns-repeated="3"/>
          <table:table-cell table:style-name="ce26" office:value-type="string">
            <text:p>Выдача документов, подтверждающих принятие решений о согласовании или об отказе согласования перепланировки и (или) переустройства жилого помещения.</text:p>
          </table:table-cell>
          <table:table-cell table:style-name="ce26"/>
          <table:table-cell table:number-columns-repeated="998"/>
        </table:table-row>
        <table:table-row table:style-name="ro7">
          <table:table-cell table:style-name="ce23" office:value-type="string">
            <text:p>Государственное учреждение – регионального отделения Фонда социального страхования Российской Федерации по Ханты – Мансийскому автономному округу – Югре</text:p>
          </table:table-cell>
          <table:table-cell table:style-name="ce23" office:value-type="string">
            <text:p>ФСС</text:p>
          </table:table-cell>
          <table:table-cell office:value-type="string">
            <text:p>федеральная</text:p>
          </table:table-cell>
          <table:table-cell table:number-columns-repeated="2"/>
          <table:table-cell office:value-type="string">
            <text:p>Прием запроса на предоставление справки об исполнении налогоплательщиком обязанности по уплате налогов, сборов, пеней и штрафов</text:p>
          </table:table-cell>
          <table:table-cell office:value-type="string">
            <text:p>Предоставление компенсации расходов на оплату стоимости проезда к месту отдыха на территории РФ и обратно пенсионерам, являющимся получателями трудовых пенсий по старости и по инвалидности и проживающим в районах Крайнего Севера и приравненных к ним местностях</text:p>
          </table:table-cell>
          <table:table-cell/>
          <table:table-cell office:value-type="string">
            <text:p>Назначение и выплата пособия по беременности и родам в случае прекращения деятельности страхователя на день обращения застрахованного лица за пособием по беременности и родам в случае невозможности его выплаты страхователем в связи с недостаточностью денежных средств на его счете в кредитной организации и применением очередности списания денежных средств со счета, предусмотренной Гражданским кодексом Российской Федерации. </text:p>
          </table:table-cell>
          <table:table-cell/>
          <table:table-cell office:value-type="string">
            <text:p>Прием документов на предоставление субсидии на возмещение части затрат на приобретение оборудования и семени быков-производителей для проведения искусственного осеменения</text:p>
          </table:table-cell>
          <table:table-cell/>
          <table:table-cell office:value-type="string">
            <text:p>Организация временного трудоустройства несовершеннолетних граждан в возрасте от 14 до 18 лет в свободное от учебы время , безработных граждан , испытывающих трудности в поиске работы, безработных граждан в возрасте от 18 до 20 лет, имеющих среднее профессиональное образование и ищущих работу впервые</text:p>
          </table:table-cell>
          <table:table-cell office:value-type="string">
            <text:p>Прекращение прав физических и юридических лиц в случае добровольного отказа от прав на земельные участки</text:p>
          </table:table-cell>
          <table:table-cell/>
          <table:table-cell office:value-type="string">
            <text:p>Принятие на учет и предоставлении субсидии на строительство или приобретение жилых помещений лицам, замещающим государственные должности автономного округа, государственным гражданским служащим автономного округа</text:p>
          </table:table-cell>
          <table:table-cell table:number-columns-repeated="3"/>
          <table:table-cell office:value-type="string">
            <text:p>Социальная поддержка инвалидов</text:p>
          </table:table-cell>
          <table:table-cell office:value-type="string">
            <text:p>Регистрация трудовых договоров, изменений в трудовые договоры, заключенных между работодателями – физическими лицами, не являющимися индивидуальными предпринимателями, и их работниками на территории муниципального образования город Урай, факта прекращения трудовых договоров (УСЛУГИ ПОЛНОГО ЦИКЛА)</text:p>
          </table:table-cell>
          <table:table-cell table:number-columns-repeated="3"/>
          <table:table-cell table:style-name="ce26" office:value-type="string">
            <text:p>Выдача документов, подтверждающих принятие решений о переводе или об отказе в переводе жилого помещения в нежилое помещение или нежилого помещения в жилое помещение.</text:p>
          </table:table-cell>
          <table:table-cell table:style-name="ce26"/>
          <table:table-cell table:number-columns-repeated="998"/>
        </table:table-row>
        <table:table-row table:style-name="ro7">
          <table:table-cell table:style-name="ce23" office:value-type="string">
            <text:p>Управление Федеральной миграционной службы России по Ханты - Мансийскому автономному округу - Югре</text:p>
          </table:table-cell>
          <table:table-cell table:style-name="ce23" office:value-type="string">
            <text:p>УФМС</text:p>
          </table:table-cell>
          <table:table-cell office:value-type="string">
            <text:p>федеральная</text:p>
          </table:table-cell>
          <table:table-cell table:number-columns-repeated="2"/>
          <table:table-cell office:value-type="string">
            <text:p>Прием документов для осуществления процедуры государственной регистрации юридических лиц, физических лиц в качестве индивидуальных предпринимателей и крестьянских (фермерских) хозяйств.</text:p>
          </table:table-cell>
          <table:table-cell office:value-type="string">
            <text:p>Прием от граждан анкет в целях <text:s/>регистрации в системе обязательного пенсионного страхования, в том числе прием от застрахованных лиц заявлений об обмене <text:s/>выдаче дубликата страхового свидетельства</text:p>
          </table:table-cell>
          <table:table-cell/>
          <table:table-cell office:value-type="string">
            <text:p>Назначение и выплата пособия по временной нетрудоспособности в случае прекращения деятельности страхователем на день обращения застрахованного лица за пособием по временной нетрудоспособности либо в случае невозможности его выплаты страхователем в связи с недостаточностью денежных средств на его счете в кредитной организации и применением очередности списания денежных средств со счета, предусмотренной Гражданским кодексом Российской Федерации.</text:p>
          </table:table-cell>
          <table:table-cell/>
          <table:table-cell office:value-type="string">
            <text:p>Прием документов на предоставление субсидии на возмещение части стоимости приобретенных племенных животных</text:p>
          </table:table-cell>
          <table:table-cell/>
          <table:table-cell office:value-type="string">
            <text:p>Социальная адаптация безработных граждан на рынке труда **</text:p>
          </table:table-cell>
          <table:table-cell office:value-type="string">
            <text:p>Продажа (приватизация) земельных участков, на которых расположены объекты недвижимости</text:p>
          </table:table-cell>
          <table:table-cell table:number-columns-repeated="5"/>
          <table:table-cell office:value-type="string">
            <text:p>Социальное обслуживание граждан пожилого возраста и инвалидов <text:s/></text:p>
          </table:table-cell>
          <table:table-cell office:value-type="string">
            <text:p>Выдача разрешений на право <text:s/>организации розничных рынков на территории города Урай.</text:p>
          </table:table-cell>
          <table:table-cell table:number-columns-repeated="3"/>
          <table:table-cell table:style-name="ce26" office:value-type="string">
            <text:p>Выбор земельного участка, предварительное согласование места размещения объекта, утверждение схемы расположения земельных участков для строительства.</text:p>
          </table:table-cell>
          <table:table-cell table:style-name="ce26"/>
          <table:table-cell table:number-columns-repeated="998"/>
        </table:table-row>
        <table:table-row table:style-name="ro7">
          <table:table-cell table:style-name="ce24" office:value-type="string">
            <text:p>Департамент природных ресурсов и несырьевого сектора экономики ХМАО - Югры</text:p>
          </table:table-cell>
          <table:table-cell table:style-name="ce24" office:value-type="string">
            <text:p>Депприродресурс</text:p>
          </table:table-cell>
          <table:table-cell office:value-type="string">
            <text:p>региональная</text:p>
          </table:table-cell>
          <table:table-cell table:number-columns-repeated="2"/>
          <table:table-cell office:value-type="string">
            <text:p>Выдача бланков заявлений, а также прием заявлений от физических лиц</text:p>
          </table:table-cell>
          <table:table-cell office:value-type="string">
            <text:p>Предоставление информации застрахованным лицам о состоянии их индивидуальных счетов в системе обязательного пенсионного страхования согласно федеральным законам «Об индивидуальном (персонифицированном) учете в системе обязательного пенсионного страхования» и «Об инвестировании средств для финансирования накопительной части трудовой пенсии в Российской Федерации»</text:p>
          </table:table-cell>
          <table:table-cell/>
          <table:table-cell office:value-type="string">
            <text:p>Назначение и выплата пособия по уходу за ребенком в случае прекращения деятельности страхователя на день обращения застрахованного лица за пособием по уходу за ребенком в случае <text:s/>невозможности его выплаты страхователем в связи с недостаточностью денежных средств на его счете в кредитной организации и применением очередности списания денежных средств со счета, предусмотренной Гражданским кодексом Российской Федерации. </text:p>
          </table:table-cell>
          <table:table-cell/>
          <table:table-cell office:value-type="string">
            <text:p>Прием документов на предоставление водных объектов или их частей, находящихся в федеральной собственности и расположенных на территории Ханты-Мансийского автономного округа – Югры, в пользование на основании решений о предоставлении водных объектов в пользование</text:p>
          </table:table-cell>
          <table:table-cell/>
          <table:table-cell office:value-type="string">
            <text:p>Психологическая поддержка безработных граждан**</text:p>
          </table:table-cell>
          <table:table-cell table:number-columns-repeated="6"/>
          <table:table-cell office:value-type="string">
            <text:p>Предоставление мер социальной поддержки гражданам в форме денежной компенсации за междугородный проезд</text:p>
          </table:table-cell>
          <table:table-cell office:value-type="string">
            <text:p>Постановка на учет детей для зачисления</text:p>
            <text:p><text:s/>в муниципальные дошкольные образовательные </text:p>
            <text:p>организации, реализующие образовательную </text:p>
            <text:p>программу дошкольного образования (детские сады) </text:p>
            <text:p/>
          </table:table-cell>
          <table:table-cell table:number-columns-repeated="3"/>
          <table:table-cell table:style-name="ce26" office:value-type="string">
            <text:p>Предоставление земельных участков, находящихся в собственности или в ведении муниципального образования город Урай, для целей не связанных со строительством.</text:p>
          </table:table-cell>
          <table:table-cell table:style-name="ce26"/>
          <table:table-cell table:number-columns-repeated="998"/>
        </table:table-row>
        <table:table-row table:style-name="ro6">
          <table:table-cell table:style-name="ce24" office:value-type="string">
            <text:p>Департамент Управления делами Губернатора ХМАО - Югры</text:p>
          </table:table-cell>
          <table:table-cell table:style-name="ce24" office:value-type="string">
            <text:p>ДепУправленияДелами Губернатора</text:p>
          </table:table-cell>
          <table:table-cell office:value-type="string">
            <text:p>региональная</text:p>
          </table:table-cell>
          <table:table-cell table:number-columns-repeated="2"/>
          <table:table-cell office:value-type="string">
            <text:p>Прием заявлений на выдачу свидетельства о постановке на учет физического лица в налоговом органе</text:p>
          </table:table-cell>
          <table:table-cell office:value-type="string">
            <text:p>Бесплатное информирование плательщиков страховых взносов о законодательстве Российской Федерации о страховых взносах и принятых в соответствии с ним нормативных правовых актах, порядке исчисления и уплаты страховых взносов, правах и обязанностях плательщиков страховых взносов, полномочиях ПФР, территориальных органов ПФР и их должностных лиц, а также предоставления форм расчетов по начисленным и уплаченным страховым взносам и разъяснении <text:s/>порядка их заполнения в случае представления письменного обращения</text:p>
          </table:table-cell>
          <table:table-cell/>
          <table:table-cell office:value-type="string">
            <text:p>Назначение обеспечения по обязательному социальному страхованию от несчастных случаев на производстве и профессиональных заболеваний в виде оплаты дополнительных расходов, связанных с медицинской, социальной и профессиональной реабилитацией застрахованного при наличии прямых последствий страхового случая</text:p>
          </table:table-cell>
          <table:table-cell/>
          <table:table-cell office:value-type="string">
            <text:p>Предоставление водных объектов или их частей, находящихся в федеральной собственности и расположенных на территории Ханты-Мансийского автономного округа-Югры в пользование на основании договоров водопользования</text:p>
          </table:table-cell>
          <table:table-cell/>
          <table:table-cell office:value-type="string">
            <text:p>Организация профессиональной ориентации граждан в целях выбора сферы деятельности (профессии), трудоустройства, прохождения профессионального обучения и получения дополнительного профессионального образования ** </text:p>
          </table:table-cell>
          <table:table-cell table:number-columns-repeated="6"/>
          <table:table-cell office:value-type="string">
            <text:p>Предоставление социальной поддержки отдельным категориям граждан в соответствии с принятыми нормативными актами Ханты-Мансийского автономного округа - Югры</text:p>
          </table:table-cell>
          <table:table-cell office:value-type="string">
            <text:p>Предоставление информации об организации предоставления <text:s/>общедоступного и бесплатного дошкольного, начального общего, основного общего, среднего общего образования, а также дополнительного образования детей в муниципальных образовательных организациях</text:p>
          </table:table-cell>
          <table:table-cell table:number-columns-repeated="3"/>
          <table:table-cell table:style-name="ce26" office:value-type="string">
            <text:p>Выдача разрешений на установку и эксплуатацию рекламной конструкции</text:p>
          </table:table-cell>
          <table:table-cell table:style-name="ce26"/>
          <table:table-cell table:number-columns-repeated="998"/>
        </table:table-row>
        <table:table-row table:style-name="ro8">
          <table:table-cell table:style-name="ce24" office:value-type="string">
            <text:p>Департамент труда и занятости населения Ханты – Мансийского автономного округа – Югры</text:p>
          </table:table-cell>
          <table:table-cell table:style-name="ce24" office:value-type="string">
            <text:p>ДепТруда</text:p>
          </table:table-cell>
          <table:table-cell office:value-type="string">
            <text:p>региональная</text:p>
          </table:table-cell>
          <table:table-cell table:number-columns-repeated="2"/>
          <table:table-cell office:value-type="string">
            <text:p>Прием запросов на предоставление сведений, содержащихся в реестре дисквалифицированных лиц</text:p>
          </table:table-cell>
          <table:table-cell office:value-type="string">
            <text:p>Прием заявлений о доставке пенсии</text:p>
          </table:table-cell>
          <table:table-cell/>
          <table:table-cell office:value-type="string">
            <text:p>Назначение обеспечения по обязательному социальному страхованию от несчастных случаев на производстве и профессиональных заболеваний в виде единовременной и (или) ежемесячной страховых выплат застрахованному либо лицам, имеющим право на получение страховых выплат в случае его смерти</text:p>
          </table:table-cell>
          <table:table-cell/>
          <table:table-cell office:value-type="string">
            <text:p>Прием документов на предоставление субсидии на возмещение части затрат на уплату процентов по кредитам (займам)</text:p>
          </table:table-cell>
          <table:table-cell table:number-columns-repeated="8"/>
          <table:table-cell office:value-type="string">
            <text:p>Предоставление социальной поддержки ветеранам труда, лицам, проработавшим в тылу в период Великой Отечественной войны 1941-1945 годов</text:p>
          </table:table-cell>
          <table:table-cell office:value-type="string">
            <text:p>Прием заявлений, документов, а также постановка граждан на учет в качестве нуждающихся в жилых помещениях</text:p>
          </table:table-cell>
          <table:table-cell table:number-columns-repeated="3"/>
          <table:table-cell table:style-name="ce26" office:value-type="string">
            <text:p>Предоставление <text:s text:c="2"/>сведений, <text:s/>содержащихся в <text:s text:c="6"/>информационной <text:s text:c="2"/>системе <text:s text:c="2"/>обеспечения градостроительной деятельности города Урай</text:p>
          </table:table-cell>
          <table:table-cell table:number-columns-repeated="999"/>
        </table:table-row>
        <table:table-row table:style-name="ro9">
          <table:table-cell table:style-name="ce24" office:value-type="string">
            <text:p>Департамент по управлению государственным имуществом ХМАО- Югры</text:p>
          </table:table-cell>
          <table:table-cell table:style-name="ce24" office:value-type="string">
            <text:p>ДепГосИмущества</text:p>
          </table:table-cell>
          <table:table-cell office:value-type="string">
            <text:p>региональная</text:p>
          </table:table-cell>
          <table:table-cell table:number-columns-repeated="3"/>
          <table:table-cell office:value-type="string">
            <text:p>Прием заявлений об изменении номера счета в кредитной организации</text:p>
          </table:table-cell>
          <table:table-cell/>
          <table:table-cell office:value-type="string">
            <text:p>Регистрация и снятие с регистрационного учета страхователей –физических лиц, заключивших трудовой договор с работником</text:p>
          </table:table-cell>
          <table:table-cell/>
          <table:table-cell office:value-type="string">
            <text:p>Прием документов на предоставление государственной поддержки животноводства</text:p>
          </table:table-cell>
          <table:table-cell table:number-columns-repeated="8"/>
          <table:table-cell office:value-type="string">
            <text:p>Предоставление социальной поддержки жертвам политических репрессий</text:p>
          </table:table-cell>
          <table:table-cell office:value-type="string">
            <text:p>Предоставление информации об очередности предоставления жилых помещений на условиях социального найма. </text:p>
          </table:table-cell>
          <table:table-cell table:number-columns-repeated="3"/>
          <table:table-cell table:style-name="ce26" office:value-type="string">
            <text:p>Присвоение адресов объектам недвижимости, присвоение наименований и (или) определение местоположений линейных объектов.</text:p>
          </table:table-cell>
          <table:table-cell table:number-columns-repeated="999"/>
        </table:table-row>
        <table:table-row table:style-name="ro10">
          <table:table-cell table:style-name="ce24" office:value-type="string">
            <text:p>Служба государственного надзора за техническим состоянием самоходных машин и других видов техники ХМАО - Югры</text:p>
          </table:table-cell>
          <table:table-cell table:style-name="ce24" office:value-type="string">
            <text:p>ГосНадзор</text:p>
          </table:table-cell>
          <table:table-cell office:value-type="string">
            <text:p>региональная</text:p>
          </table:table-cell>
          <table:table-cell table:number-columns-repeated="5"/>
          <table:table-cell office:value-type="string">
            <text:p>Прием документов, служащих основанием для исчисления и уплаты (перечисления) страховых взносов, а также документов, подтверждающих правильность исчисления и своевременность уплаты (перечисления) <text:s/>страховых взносов</text:p>
          </table:table-cell>
          <table:table-cell/>
          <table:table-cell office:value-type="string">
            <text:p>Прием документов на предоставление государственной поддержки растениеводства</text:p>
          </table:table-cell>
          <table:table-cell table:number-columns-repeated="8"/>
          <table:table-cell office:value-type="string">
            <text:p>Предоставление социальной поддержки по оплате услуг связи</text:p>
          </table:table-cell>
          <table:table-cell office:value-type="string">
            <text:p>Бесплатная передача в собственность граждан Российской Федерации на добровольной основе занимаемых ими жилых помещений в муниципальном жилищном фонде города Урай (приватизация жилого помещения).</text:p>
          </table:table-cell>
          <table:table-cell table:number-columns-repeated="3"/>
          <table:table-cell table:style-name="ce26" office:value-type="string">
            <text:p>Выдача разрешения на производство земляных работ</text:p>
          </table:table-cell>
          <table:table-cell table:number-columns-repeated="999"/>
        </table:table-row>
        <table:table-row table:style-name="ro3">
          <table:table-cell table:style-name="ce24" office:value-type="string">
            <text:p>Департамент строительства ХМАО - Югры</text:p>
          </table:table-cell>
          <table:table-cell table:style-name="ce24" office:value-type="string">
            <text:p>ДепСтроительства</text:p>
          </table:table-cell>
          <table:table-cell office:value-type="string">
            <text:p>региональная</text:p>
          </table:table-cell>
          <table:table-cell table:number-columns-repeated="7"/>
          <table:table-cell office:value-type="string">
            <text:p>Прием документов на предоставление поддержки развития малых форм хозяйствования</text:p>
          </table:table-cell>
          <table:table-cell table:number-columns-repeated="8"/>
          <table:table-cell office:value-type="string">
            <text:p>Предоставление гражданам субсидий на оплату жилого помещения и коммунальных услуг</text:p>
          </table:table-cell>
          <table:table-cell table:number-columns-repeated="1004"/>
        </table:table-row>
        <table:table-row table:style-name="ro11">
          <table:table-cell table:style-name="ce24" office:value-type="string">
            <text:p>Служба государственной охраны объектов культурного наследия ХМАО - Югры</text:p>
          </table:table-cell>
          <table:table-cell table:style-name="ce24" office:value-type="string">
            <text:p>Охрана Культурного наследия</text:p>
          </table:table-cell>
          <table:table-cell office:value-type="string">
            <text:p>региональная</text:p>
          </table:table-cell>
          <table:table-cell table:number-columns-repeated="7"/>
          <table:table-cell office:value-type="string">
            <text:p>Прием документов на предоставление государственной поддержки рыбодобычи и рыбопереработки</text:p>
          </table:table-cell>
          <table:table-cell table:number-columns-repeated="8"/>
          <table:table-cell office:value-type="string">
            <text:p>Предоставление социальной поддержки отдельным категориям граждан, проживающих и работающих в сельских населенных пунктах и поселках городского типа**</text:p>
          </table:table-cell>
          <table:table-cell office:value-type="string">
            <text:p>Выдача специального разрешения на движение по автомобильным дорогам местного значения транспортного средства, осуществляющего перевозки тяжеловесных и (или) крупногабаритных грузов</text:p>
          </table:table-cell>
          <table:table-cell table:number-columns-repeated="1003"/>
        </table:table-row>
        <table:table-row table:style-name="ro8">
          <table:table-cell table:style-name="ce24" office:value-type="string">
            <text:p>Департамент образования и молодежной политики Ханты - Мансийского автономного округа – Югры </text:p>
          </table:table-cell>
          <table:table-cell table:style-name="ce24" office:value-type="string">
            <text:p>ДепОбразования</text:p>
          </table:table-cell>
          <table:table-cell office:value-type="string">
            <text:p>региональная</text:p>
          </table:table-cell>
          <table:table-cell table:number-columns-repeated="7"/>
          <table:table-cell office:value-type="string">
            <text:p>Прием документов на утверждение проектов округов и зон санитарной охраны водных объектов, используемых для питьевого, хозяйственно-бытового водоснабжения и в лечебных целях и установления границ и режима зон санитарной охраны источников питьевого и хозяйственно-бытового водоснабжения</text:p>
          </table:table-cell>
          <table:table-cell table:number-columns-repeated="8"/>
          <table:table-cell office:value-type="string">
            <text:p>Оформление и выдача удостоверений гражданам, подвергшимся воздействию радиации вследствие катастрофы на Чернобыльской АЭС, производственном объединении «Маяк», ядерных испытаний на Семипалатинском полигоне</text:p>
          </table:table-cell>
          <table:table-cell office:value-type="string">
            <text:p>Оформление договора социального найма жилого помещения муниципального жилищного фонда (на основании решения о предоставлении жилого помещения жилищного фонда социального использования, принятого компетентным органом в установленном порядке до 01.03.2005, ордера на жилое помещение)</text:p>
          </table:table-cell>
          <table:table-cell table:number-columns-repeated="1003"/>
        </table:table-row>
        <table:table-row table:style-name="ro11">
          <table:table-cell table:style-name="ce24" office:value-type="string">
            <text:p>Департамент жилищно – коммунального комплекса и энергетики ХМАО – Югры</text:p>
          </table:table-cell>
          <table:table-cell table:style-name="ce24" office:value-type="string">
            <text:p>ДепЖКХ</text:p>
          </table:table-cell>
          <table:table-cell office:value-type="string">
            <text:p>региональная</text:p>
          </table:table-cell>
          <table:table-cell table:number-columns-repeated="7"/>
          <table:table-cell office:value-type="string">
            <text:p>Прием документов на предоставление водных объектов или их частей, находящихся в собственности Ханты-Мансийского автономного округа-Югры, в пользование на основании договора водопользования.</text:p>
          </table:table-cell>
          <table:table-cell table:number-columns-repeated="8"/>
          <table:table-cell office:value-type="string">
            <text:p>Предоставление компенсации расходов на оплату занимаемого жилого помещения и коммунальных услуг членам семей военнослужащих, потерявших кормильца, гражданам, подвергшимся воздействию радиации</text:p>
          </table:table-cell>
          <table:table-cell office:value-type="string">
            <text:p>Заключение соглашения о внесении изменений в договор социального найма жилого помещения муниципального жилищного фонда.</text:p>
          </table:table-cell>
          <table:table-cell table:number-columns-repeated="1003"/>
        </table:table-row>
        <table:table-row table:style-name="ro8">
          <table:table-cell table:style-name="ce24" office:value-type="string">
            <text:p>Департамент социального развития ХМАО – Югры </text:p>
          </table:table-cell>
          <table:table-cell table:style-name="ce24" office:value-type="string">
            <text:p>ДепСоцразвития</text:p>
          </table:table-cell>
          <table:table-cell office:value-type="string">
            <text:p>региональная</text:p>
          </table:table-cell>
          <table:table-cell table:number-columns-repeated="7"/>
          <table:table-cell office:value-type="string">
            <text:p>Прием документов на предоставление водных объектов или их частей, находящихся в собственности Ханты-Мансийского автономного округа-Югры, в пользование на основании решений о предоставлении водных объектов в пользование</text:p>
          </table:table-cell>
          <table:table-cell table:number-columns-repeated="8"/>
          <table:table-cell office:value-type="string">
            <text:p>Предоставление компенсаций затрат родителей (законных представителей) на воспитание, обучение и образование детей-инвалидов и затрат инвалидов и родителей (законных представителей) детей-инвалидов на получение профессионального образования</text:p>
          </table:table-cell>
          <table:table-cell table:number-columns-repeated="1004"/>
        </table:table-row>
        <table:table-row table:style-name="ro12">
          <table:table-cell table:style-name="ce25" office:value-type="string">
            <text:p>Администрация города Урай </text:p>
          </table:table-cell>
          <table:table-cell table:style-name="ce25" office:value-type="string">
            <text:p>Администрация</text:p>
          </table:table-cell>
          <table:table-cell office:value-type="string">
            <text:p>муниципальная</text:p>
          </table:table-cell>
          <table:table-cell table:number-columns-repeated="7"/>
          <table:table-cell office:value-type="string">
            <text:p>Прием документов на предоставление водных биологических ресурсов в пользование для осуществления рыболовства в целях обеспечения традиционного образа жизни и осуществления традиционной хозяйственной деятельности коренных малочисленных народов Севера в Ханты-Мансийском автономном округе-Югре</text:p>
          </table:table-cell>
          <table:table-cell table:number-columns-repeated="8"/>
          <table:table-cell office:value-type="string">
            <text:p>Выдача удостоверений отдельным категориям граждан в соответствии с нормативными правовыми актами Ханты-Мансийского автономного округа – Югры.</text:p>
          </table:table-cell>
          <table:table-cell table:number-columns-repeated="1004"/>
        </table:table-row>
        <table:table-row table:style-name="ro9">
          <table:table-cell table:style-name="ce23" office:value-type="string">
            <text:p>Управление Федеральной службы судебных приставов по ХМАО-Югре </text:p>
          </table:table-cell>
          <table:table-cell table:style-name="ce23" office:value-type="string">
            <text:p>СлужбаСудПриставов</text:p>
          </table:table-cell>
          <table:table-cell office:value-type="string">
            <text:p>федеральная</text:p>
          </table:table-cell>
          <table:table-cell table:number-columns-repeated="7"/>
          <table:table-cell office:value-type="string">
            <text:p>Прием документов на заключение охотохозяйственных соглашений</text:p>
          </table:table-cell>
          <table:table-cell table:number-columns-repeated="8"/>
          <table:table-cell office:value-type="string">
            <text:p>Выдача удостоверений отдельным категориям граждан в соответствии с нормативными правовыми актами Российской Федерации.</text:p>
          </table:table-cell>
          <table:table-cell table:number-columns-repeated="1004"/>
        </table:table-row>
        <table:table-row table:style-name="ro10">
          <table:table-cell table:style-name="ce23" office:value-type="string">
            <text:p>Государственной инспекцией труда в ХМАО-Югре </text:p>
          </table:table-cell>
          <table:table-cell table:style-name="ce23" office:value-type="string">
            <text:p>ИнспекцияТруда</text:p>
          </table:table-cell>
          <table:table-cell office:value-type="string">
            <text:p>федеральная</text:p>
          </table:table-cell>
          <table:table-cell table:number-columns-repeated="7"/>
          <table:table-cell office:value-type="string">
            <text:p>Прием документов на предоставление рыбопромысловых участков на водных объектах на территории Ханты-Мансийского автономного округа-Югры на основании договора о предоставлении рыбопромыслового участка для определенной цели (осуществление промышленного рыболовства, товарного рыболовства, рыболовства в целях обеспечения введения традиционного образа жизни и осуществления традиционной хозяйственной деятельности коренных малочисленных народов Севера, организация любительского и спортивного рыболовства), право на заключение которого приобретается на конкурсе</text:p>
          </table:table-cell>
          <table:table-cell table:number-columns-repeated="8"/>
          <table:table-cell office:value-type="string">
            <text:p>Присвоение званий «Ветеран труда», «Ветеран труда Ханты-Мансийского автономного округа - Югры»</text:p>
          </table:table-cell>
          <table:table-cell table:number-columns-repeated="1004"/>
        </table:table-row>
        <table:table-row table:style-name="ro9">
          <table:table-cell table:style-name="ce23" office:value-type="string">
            <text:p>Управлением Федеральной службы по надзору в сфере защиты прав потребителей и благополучия человека по Ханты-Мансийскому автономному округу – Югре </text:p>
          </table:table-cell>
          <table:table-cell table:style-name="ce23" office:value-type="string">
            <text:p>ЗащитаПравПотребителей</text:p>
          </table:table-cell>
          <table:table-cell office:value-type="string">
            <text:p>федеральная</text:p>
          </table:table-cell>
          <table:table-cell table:number-columns-repeated="7"/>
          <table:table-cell office:value-type="string">
            <text:p>Выдача разрешений на добычу охотничьих ресурсов на общедоступных охотничьих угодьях Ханты-Мансийского автономного округа - Югры</text:p>
          </table:table-cell>
          <table:table-cell table:number-columns-repeated="8"/>
          <table:table-cell office:value-type="string">
            <text:p>Предоставление социальной поддержки участникам и инвалидам Великой Отечественной войны, ветеранам боевых действий</text:p>
          </table:table-cell>
          <table:table-cell table:number-columns-repeated="1004"/>
        </table:table-row>
        <table:table-row table:style-name="ro3">
          <table:table-cell table:style-name="ce25" office:value-type="string">
            <text:p>Управление градостроительства, землепользования и природопользования города Урай</text:p>
          </table:table-cell>
          <table:table-cell table:style-name="ce25" office:value-type="string">
            <text:p>Градостроительство</text:p>
          </table:table-cell>
          <table:table-cell office:value-type="string">
            <text:p>мун</text:p>
          </table:table-cell>
          <table:table-cell table:number-columns-repeated="16"/>
          <table:table-cell office:value-type="string">
            <text:p>Выплата единовременного пособия супругам в связи с юбилеем их совместной жизни</text:p>
          </table:table-cell>
          <table:table-cell table:number-columns-repeated="1004"/>
        </table:table-row>
        <table:table-row table:style-name="ro11">
          <table:table-cell table:style-name="ce23" office:value-type="string">
            <text:p>Универсальная электронная карта</text:p>
          </table:table-cell>
          <table:table-cell table:style-name="ce23" office:value-type="string">
            <text:p>УЭК</text:p>
          </table:table-cell>
          <table:table-cell office:value-type="string">
            <text:p>муниципальная</text:p>
          </table:table-cell>
          <table:table-cell table:number-columns-repeated="16"/>
          <table:table-cell office:value-type="string">
            <text:p>Предоставление мер социальной поддержки Героям Советского Союза, Героям Российской Федерации, полным кавалерам ордена Славы, Героям Социалистического Труда и полным кавалерам ордена Трудовой славы**</text:p>
          </table:table-cell>
          <table:table-cell table:number-columns-repeated="1004"/>
        </table:table-row>
        <table:table-row table:style-name="ro3">
          <table:table-cell table:style-name="ce23" office:value-type="string">
            <text:p>Госпортал</text:p>
          </table:table-cell>
          <table:table-cell table:style-name="ce23" office:value-type="string">
            <text:p>Госпортал</text:p>
          </table:table-cell>
          <table:table-cell office:value-type="string">
            <text:p>федеральная</text:p>
          </table:table-cell>
          <table:table-cell table:number-columns-repeated="16"/>
          <table:table-cell office:value-type="string">
            <text:p>Предоставление ежегодной денежной выплаты почётным донорам России<text:span text:style-name="T1"> </text:span><text:span text:style-name="T2">**</text:span></text:p>
          </table:table-cell>
          <table:table-cell table:number-columns-repeated="1004"/>
        </table:table-row>
        <table:table-row table:style-name="ro3">
          <table:table-cell table:number-columns-repeated="19"/>
          <table:table-cell office:value-type="string">
            <text:p>Оказание социальной поддержки при возникновении поствакцинальных осложнений **</text:p>
          </table:table-cell>
          <table:table-cell table:number-columns-repeated="1004"/>
        </table:table-row>
        <table:table-row table:style-name="ro3">
          <table:table-cell table:number-columns-repeated="19"/>
          <table:table-cell office:value-type="string">
            <text:p>Предоставление мер социальной поддержки гражданам, подвергшимся воздействию радиации **</text:p>
          </table:table-cell>
          <table:table-cell table:number-columns-repeated="1004"/>
        </table:table-row>
        <table:table-row table:style-name="ro3">
          <table:table-cell table:number-columns-repeated="19"/>
          <table:table-cell office:value-type="string">
            <text:p>Социальная поддержка членов семей военнослужащих, потерявших кормильца**</text:p>
          </table:table-cell>
          <table:table-cell table:number-columns-repeated="1004"/>
        </table:table-row>
        <table:table-row table:style-name="ro3">
          <table:table-cell table:number-columns-repeated="19"/>
          <table:table-cell office:value-type="string">
            <text:p>Предоставление дополнительной меры социальной поддержки (югорский семейный капитал)</text:p>
          </table:table-cell>
          <table:table-cell table:number-columns-repeated="1004"/>
        </table:table-row>
        <table:table-row table:style-name="ro11">
          <table:table-cell table:number-columns-repeated="19"/>
          <table:table-cell office:value-type="string">
            <text:p>Назначение помощника совершеннолетнему дееспособному гражданину, который по состоянию здоровья не способен самостоятельно осуществлять и защищать свои права и исполнять свои обязанности</text:p>
          </table:table-cell>
          <table:table-cell table:number-columns-repeated="1004"/>
        </table:table-row>
        <table:table-row table:style-name="ro8">
          <table:table-cell table:number-columns-repeated="19"/>
          <table:table-cell office:value-type="string">
            <text:p>Предоставление информации и приём документов органом опеки и попечительства от лиц, желающих установить опеку (попечительство) на определённой категорий граждан (малолетними, несовершеннолетними, лицами, признанными в установленном порядке недееспособными)</text:p>
          </table:table-cell>
          <table:table-cell table:number-columns-repeated="1004"/>
        </table:table-row>
        <table:table-row table:style-name="ro3">
          <table:table-cell table:number-columns-repeated="19"/>
          <table:table-cell table:style-name="ce31" office:value-type="string">
            <text:p>Социальное обслуживание граждан, находящихся в трудной жизненной ситуации</text:p>
          </table:table-cell>
          <table:table-cell table:number-columns-repeated="1004"/>
        </table:table-row>
        <table:table-row table:style-name="ro9">
          <table:table-cell table:number-columns-repeated="19"/>
          <table:table-cell office:value-type="string">
            <text:p>Социальная поддержка детям-сиротам, оставшимся без попечения родителей, лицам из числа детей-сирот и детей, оставшихся без попечения родителей, законным представителям (ОПЕКА)**</text:p>
          </table:table-cell>
          <table:table-cell table:number-columns-repeated="1004"/>
        </table:table-row>
        <table:table-row table:style-name="ro3">
          <table:table-cell table:number-columns-repeated="19"/>
          <table:table-cell office:value-type="string">
            <text:p>Прием заявления на выдачу справки об инвалидности ребенка на предоставление дополнительных выходных дней.</text:p>
          </table:table-cell>
          <table:table-cell table:number-columns-repeated="1004"/>
        </table:table-row>
        <table:table-row table:style-name="ro3">
          <table:table-cell table:number-columns-repeated="19"/>
          <table:table-cell office:value-type="string">
            <text:p>Прием заявления на выдачу справки для получения государственный стипендии</text:p>
          </table:table-cell>
          <table:table-cell table:number-columns-repeated="1004"/>
        </table:table-row>
        <table:table-row table:style-name="ro3">
          <table:table-cell table:number-columns-repeated="19"/>
          <table:table-cell office:value-type="string">
            <text:p>Прием заявления на выдачу справки о неполучении ежемесячного пособия по уходу <text:s/>за ребенком до полутора лет</text:p>
          </table:table-cell>
          <table:table-cell table:number-columns-repeated="1004"/>
        </table:table-row>
        <table:table-row table:style-name="ro3">
          <table:table-cell table:number-columns-repeated="19"/>
          <table:table-cell office:value-type="string">
            <text:p>Прием заявления на прекращение предоставления мер социальной поддержки</text:p>
          </table:table-cell>
          <table:table-cell table:number-columns-repeated="1004"/>
        </table:table-row>
        <table:table-row table:style-name="ro3">
          <table:table-cell table:number-columns-repeated="19"/>
          <table:table-cell office:value-type="string">
            <text:p>Прием заявления на удержание (возмещение) излишне выплаченных мер социальной поддержки</text:p>
          </table:table-cell>
          <table:table-cell table:number-columns-repeated="1004"/>
        </table:table-row>
        <table:table-row table:style-name="ro9">
          <table:table-cell table:number-columns-repeated="19"/>
          <table:table-cell office:value-type="string">
            <text:p>Предоставление заявителем сведений о нахождении (отсутствии) на учете в качестве получателя мер социальной поддержки в КУ «Центр социальных выплат Югры»</text:p>
          </table:table-cell>
          <table:table-cell table:number-columns-repeated="100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Сводный отчет" table:style-name="ta4" table:print="false">
        <office:forms form:automatic-focus="false" form:apply-design-mode="false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5" table:number-columns-repeated="2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27" table:default-cell-style-name="Excel_20_Built-in_20_Normal"/>
        <table:table-column table:style-name="co32" table:default-cell-style-name="Excel_20_Built-in_20_Normal"/>
        <table:table-column table:style-name="co33" table:number-columns-repeated="1011" table:default-cell-style-name="Excel_20_Built-in_20_Normal"/>
        <table:table-row table:style-name="ro13">
          <table:table-cell table:style-name="ce33" office:value-type="string" table:number-columns-spanned="6" table:number-rows-spanned="1">
            <text:p>МАУ МФЦ с 01.08.2014 по 31.08.2014</text:p>
          </table:table-cell>
          <table:covered-table-cell table:number-columns-repeated="5" table:style-name="ce33"/>
          <table:table-cell table:number-columns-repeated="1018"/>
        </table:table-row>
        <table:table-row table:style-name="ro13">
          <table:table-cell table:style-name="ce34" office:value-type="string" table:number-columns-spanned="1" table:number-rows-spanned="2">
            <text:p>ОГВ</text:p>
          </table:table-cell>
          <table:table-cell table:style-name="ce42" office:value-type="string" table:number-columns-spanned="1" table:number-rows-spanned="2">
            <text:p>Услуга</text:p>
          </table:table-cell>
          <table:table-cell table:style-name="ce42" office:value-type="string" table:number-columns-spanned="1" table:number-rows-spanned="2">
            <text:p>ВСЕГО</text:p>
          </table:table-cell>
          <table:table-cell table:style-name="ce58" office:value-type="string" table:number-columns-spanned="3" table:number-rows-spanned="1">
            <text:p>в том числе:</text:p>
          </table:table-cell>
          <table:covered-table-cell table:style-name="ce62"/>
          <table:covered-table-cell table:style-name="ce58"/>
          <table:table-cell table:number-columns-repeated="1018"/>
        </table:table-row>
        <table:table-row table:style-name="ro14">
          <table:covered-table-cell table:style-name="ce35"/>
          <table:covered-table-cell table:number-columns-repeated="2" table:style-name="ce43"/>
          <table:table-cell table:style-name="ce59" office:value-type="string">
            <text:p>прием документов</text:p>
          </table:table-cell>
          <table:table-cell table:style-name="ce59" office:value-type="string">
            <text:p>выдача документов</text:p>
          </table:table-cell>
          <table:table-cell table:style-name="ce64" office:value-type="string">
            <text:p>консультирование</text:p>
          </table:table-cell>
          <table:table-cell/>
          <table:table-cell table:style-name="ce66"/>
          <table:table-cell table:style-name="ce69" table:number-columns-repeated="2"/>
          <table:table-cell table:style-name="ce66" table:number-columns-repeated="2"/>
          <table:table-cell table:number-columns-repeated="1012"/>
        </table:table-row>
        <table:table-row table:style-name="ro15">
          <table:table-cell table:style-name="ce36" office:value-type="string" table:number-columns-spanned="3" table:number-rows-spanned="1">
            <text:p>МУНИЦИПАЛЬНЫЕ</text:p>
          </table:table-cell>
          <table:covered-table-cell table:style-name="ce44"/>
          <table:covered-table-cell table:style-name="ce53"/>
          <table:table-cell table:style-name="ce60" table:number-columns-repeated="3"/>
          <table:table-cell/>
          <table:table-cell table:style-name="ce67" table:number-columns-repeated="4"/>
          <table:table-cell table:style-name="ce70"/>
          <table:table-cell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Консультация (Архивная служба) ИТОГО</text:p>
          </table:table-cell>
          <table:table-cell table:style-name="ce45" office:value-type="float" office:value="3">
            <text:p>3</text:p>
          </table:table-cell>
          <table:table-cell table:style-name="ce61" table:number-columns-repeated="2"/>
          <table:table-cell table:style-name="ce45" office:value-type="float" office:value="3">
            <text:p>3</text:p>
          </table:table-cell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Консультация (Комитет по управлению муницип. имуществом) ИТОГО</text:p>
          </table:table-cell>
          <table:table-cell table:style-name="ce45" office:value-type="float" office:value="1">
            <text:p>1</text:p>
          </table:table-cell>
          <table:table-cell table:style-name="ce61" table:number-columns-repeated="2"/>
          <table:table-cell table:style-name="ce45" office:value-type="float" office:value="1">
            <text:p>1</text:p>
          </table:table-cell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Консультация (Управление градостроительства г.Урая) ИТОГО</text:p>
          </table:table-cell>
          <table:table-cell table:style-name="ce45" office:value-type="float" office:value="6">
            <text:p>6</text:p>
          </table:table-cell>
          <table:table-cell table:style-name="ce61" table:number-columns-repeated="2"/>
          <table:table-cell table:style-name="ce45" office:value-type="float" office:value="6">
            <text:p>6</text:p>
          </table:table-cell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Консультация (Управление образования) ИТОГО</text:p>
          </table:table-cell>
          <table:table-cell table:style-name="ce45" office:value-type="float" office:value="16">
            <text:p>16</text:p>
          </table:table-cell>
          <table:table-cell table:style-name="ce61"/>
          <table:table-cell table:style-name="ce63"/>
          <table:table-cell table:style-name="ce45" office:value-type="float" office:value="16">
            <text:p>16</text:p>
          </table:table-cell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Консультация (Управление по учету и распределению муниципального имущества) ИТОГО</text:p>
          </table:table-cell>
          <table:table-cell table:style-name="ce45" office:value-type="float" office:value="34">
            <text:p>34</text:p>
          </table:table-cell>
          <table:table-cell table:style-name="ce61"/>
          <table:table-cell table:style-name="ce49"/>
          <table:table-cell table:style-name="ce45" office:value-type="float" office:value="34">
            <text:p>34</text:p>
          </table:table-cell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Выдача Архив ИТОГО</text:p>
          </table:table-cell>
          <table:table-cell table:style-name="ce45" office:value-type="float" office:value="27">
            <text:p>27</text:p>
          </table:table-cell>
          <table:table-cell table:style-name="ce61"/>
          <table:table-cell table:style-name="ce45" office:value-type="float" office:value="27">
            <text:p>27</text:p>
          </table:table-cell>
          <table:table-cell table:style-name="ce61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Вопросы по зачислению детей в детский сад ИТОГО</text:p>
          </table:table-cell>
          <table:table-cell table:number-columns-repeated="2" table:style-name="ce45" office:value-type="float" office:value="52">
            <text:p>52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3">
          <table:table-cell table:style-name="ce37" office:value-type="string">
            <text:p>Градостроительство</text:p>
          </table:table-cell>
          <table:table-cell table:style-name="ce46" office:value-type="string">
            <text:p>Выдача разрешения на строительство в случае, если строительство и реконструкцию объекта капитального строительства планируется осуществлять на территориях двух и более МО ИТОГО</text:p>
          </table:table-cell>
          <table:table-cell table:number-columns-repeated="2" table:style-name="ce45" office:value-type="float" office:value="1">
            <text:p>1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Градостроительство</text:p>
          </table:table-cell>
          <table:table-cell table:style-name="ce45" office:value-type="string">
            <text:p>Заявление на Выдачу документов на перепланировку (или переустройство) помещений ИТОГО</text:p>
          </table:table-cell>
          <table:table-cell table:number-columns-repeated="2" table:style-name="ce45" office:value-type="float" office:value="8">
            <text:p>8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Заявление на выдачу архивных справок, архивных выписок, архивных копий документов ИТОГО</text:p>
          </table:table-cell>
          <table:table-cell table:number-columns-repeated="2" table:style-name="ce45" office:value-type="float" office:value="24">
            <text:p>24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Заявление на выдачу разрешений на установку рекламных конструкций ИТОГО</text:p>
          </table:table-cell>
          <table:table-cell table:number-columns-repeated="2" table:style-name="ce45" office:value-type="float" office:value="1">
            <text:p>1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Заявление на выдачу разрешения на ввод объектов в эксплуатацию ИТОГО</text:p>
          </table:table-cell>
          <table:table-cell table:number-columns-repeated="2" table:style-name="ce45" office:value-type="float" office:value="1">
            <text:p>1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Заявление на выдачу разрешения на строительства ИТОГО</text:p>
          </table:table-cell>
          <table:table-cell table:number-columns-repeated="2" table:style-name="ce45" office:value-type="float" office:value="1">
            <text:p>1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Перевод жилого помещения в нежилое (нежилого в жилое) ИТОГО</text:p>
          </table:table-cell>
          <table:table-cell table:number-columns-repeated="2" table:style-name="ce45" office:value-type="float" office:value="2">
            <text:p>2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Подготовка градостроительных планов земельных участков ИТОГО</text:p>
          </table:table-cell>
          <table:table-cell table:number-columns-repeated="2" table:style-name="ce45" office:value-type="float" office:value="1">
            <text:p>1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Постановка на учет граждан нуждающихся в жилье ИТОГО</text:p>
          </table:table-cell>
          <table:table-cell table:number-columns-repeated="2" table:style-name="ce45" office:value-type="float" office:value="6">
            <text:p>6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3">
          <table:table-cell table:style-name="ce37" office:value-type="string">
            <text:p>Администрация</text:p>
          </table:table-cell>
          <table:table-cell table:style-name="ce46" office:value-type="string">
            <text:p>Предоставление информации о недвижимости в муниципальной собственности для сдачи в аренду ИТОГО</text:p>
          </table:table-cell>
          <table:table-cell table:number-columns-repeated="2" table:style-name="ce45" office:value-type="float" office:value="3">
            <text:p>3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7" office:value-type="string">
            <text:p>Администрация</text:p>
          </table:table-cell>
          <table:table-cell table:style-name="ce45" office:value-type="string">
            <text:p>Приватизация жилого помещения ИТОГО</text:p>
          </table:table-cell>
          <table:table-cell table:number-columns-repeated="2" table:style-name="ce45" office:value-type="float" office:value="34">
            <text:p>34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3">
          <table:table-cell table:style-name="ce37" office:value-type="string">
            <text:p>Администрация</text:p>
          </table:table-cell>
          <table:table-cell table:style-name="ce46" office:value-type="string">
            <text:p>Присвоение адресов объектам недвижимости, присвоение наименований и (или) определение месторасположений линейных объектов ИТОГО</text:p>
          </table:table-cell>
          <table:table-cell table:number-columns-repeated="2" table:style-name="ce45" office:value-type="float" office:value="2">
            <text:p>2</text:p>
          </table:table-cell>
          <table:table-cell table:style-name="ce61" table:number-columns-repeated="2"/>
          <table:table-cell table:style-name="ce65"/>
          <table:table-cell table:style-name="ce67" table:number-columns-repeated="4"/>
          <table:table-cell table:style-name="ce70"/>
          <table:table-cell table:style-name="ce65" table:number-columns-repeated="1012"/>
        </table:table-row>
        <table:table-row table:style-name="ro15">
          <table:table-cell table:style-name="ce38" office:value-type="string">
            <text:p>ИТОГО МУНИЦ</text:p>
          </table:table-cell>
          <table:table-cell table:style-name="ce47"/>
          <table:table-cell table:style-name="ce54" table:formula="of:=SUM([.C5:.C23])" office:value-type="float" office:value="223">
            <text:p>223</text:p>
          </table:table-cell>
          <table:table-cell table:style-name="ce54" table:formula="of:=SUM([.D11:.D23])" office:value-type="float" office:value="136">
            <text:p>136</text:p>
          </table:table-cell>
          <table:table-cell table:style-name="ce54" table:formula="of:=SUM([.E5:.E23])" office:value-type="float" office:value="27">
            <text:p>27</text:p>
          </table:table-cell>
          <table:table-cell table:style-name="ce54" table:formula="of:=SUM([.F5:.F23])" office:value-type="float" office:value="60">
            <text:p>60</text:p>
          </table:table-cell>
          <table:table-cell table:number-columns-repeated="1018"/>
        </table:table-row>
        <table:table-row table:style-name="ro2">
          <table:table-cell table:style-name="ce39" office:value-type="string" table:number-columns-spanned="6" table:number-rows-spanned="1">
            <text:p>РЕГИОНАЛЬНЫЕ</text:p>
          </table:table-cell>
          <table:covered-table-cell table:number-columns-repeated="4" table:style-name="ce48"/>
          <table:covered-table-cell table:style-name="ce55"/>
          <table:table-cell table:number-columns-repeated="1018"/>
        </table:table-row>
        <table:table-row table:style-name="ro2">
          <table:table-cell table:style-name="ce37" office:value-type="string">
            <text:p>Депприродресурс</text:p>
          </table:table-cell>
          <table:table-cell table:style-name="ce45" office:value-type="string">
            <text:p>Консультация Природные ресурсы ХМАО ИТОГО</text:p>
          </table:table-cell>
          <table:table-cell table:style-name="ce45" office:value-type="float" office:value="110">
            <text:p>110</text:p>
          </table:table-cell>
          <table:table-cell table:style-name="ce61" table:number-columns-repeated="2"/>
          <table:table-cell table:style-name="ce45" office:value-type="float" office:value="110">
            <text:p>110</text:p>
          </table:table-cell>
          <table:table-cell table:number-columns-repeated="1018"/>
        </table:table-row>
        <table:table-row table:style-name="ro2">
          <table:table-cell table:style-name="ce37" office:value-type="string">
            <text:p>ДепТруда</text:p>
          </table:table-cell>
          <table:table-cell table:style-name="ce45" office:value-type="string">
            <text:p>Консультация труд и занятость ИТОГО</text:p>
          </table:table-cell>
          <table:table-cell table:style-name="ce45" office:value-type="float" office:value="177">
            <text:p>177</text:p>
          </table:table-cell>
          <table:table-cell table:style-name="ce61" table:number-columns-repeated="2"/>
          <table:table-cell table:style-name="ce45" office:value-type="float" office:value="177">
            <text:p>177</text:p>
          </table:table-cell>
          <table:table-cell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9" office:value-type="string">
            <text:p>Консультация (Предоставление мер социальной поддержки) ИТОГО</text:p>
          </table:table-cell>
          <table:table-cell table:style-name="ce45" office:value-type="float" office:value="18">
            <text:p>18</text:p>
          </table:table-cell>
          <table:table-cell table:style-name="ce49" table:number-columns-repeated="2"/>
          <table:table-cell table:style-name="ce45" office:value-type="float" office:value="18">
            <text:p>18</text:p>
          </table:table-cell>
          <table:table-cell table:style-name="ce65" table:number-columns-repeated="1018"/>
        </table:table-row>
        <table:table-row table:style-name="ro2">
          <table:table-cell table:style-name="ce37" office:value-type="string">
            <text:p>Депприродресурс</text:p>
          </table:table-cell>
          <table:table-cell table:style-name="ce45" office:value-type="string">
            <text:p>Выдача разрешения на добычу охотничьих ресурсов ИТОГО</text:p>
          </table:table-cell>
          <table:table-cell table:number-columns-repeated="2" table:style-name="ce45" office:value-type="float" office:value="397">
            <text:p>397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5" office:value-type="string">
            <text:p>Выдача удостоверений отдельным категориям граждан ХМАО ИТОГО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5" office:value-type="string">
            <text:p>Ежемесячное пособие по уходу 1.5-3 лет и 3-4 лет. ИТОГО</text:p>
          </table:table-cell>
          <table:table-cell table:number-columns-repeated="2" table:style-name="ce45" office:value-type="float" office:value="13">
            <text:p>13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3">
          <table:table-cell table:style-name="ce37" office:value-type="string">
            <text:p>ДепСоцразвития</text:p>
          </table:table-cell>
          <table:table-cell table:style-name="ce46" office:value-type="string">
            <text:p>Компенсация расходов на оплату ЖКУ членам семей военнослужащих, потерявших кормильца, гражданам, подвергшимся воздействию радиации ИТОГО</text:p>
          </table:table-cell>
          <table:table-cell table:number-columns-repeated="2" table:style-name="ce45" office:value-type="float" office:value="2">
            <text:p>2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5" office:value-type="string">
            <text:p>Назначение и выплата пособий по уходу за ребенком ИТОГО</text:p>
          </table:table-cell>
          <table:table-cell table:number-columns-repeated="2" table:style-name="ce45" office:value-type="float" office:value="32">
            <text:p>32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3">
          <table:table-cell table:style-name="ce37" office:value-type="string">
            <text:p>ДепСоцразвития</text:p>
          </table:table-cell>
          <table:table-cell table:style-name="ce46" office:value-type="string">
            <text:p>Предоставление мер соц. поддержки в форме денежной компенсации за междугородный проезд ИТОГО</text:p>
          </table:table-cell>
          <table:table-cell table:number-columns-repeated="2" table:style-name="ce45" office:value-type="float" office:value="28">
            <text:p>28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5" office:value-type="string">
            <text:p>Присвоение звания Ветеран Труда ИТОГО</text:p>
          </table:table-cell>
          <table:table-cell table:number-columns-repeated="2" table:style-name="ce45" office:value-type="float" office:value="2">
            <text:p>2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5" office:value-type="string">
            <text:p>Соц. поддержка ветеранов труда, лиц проработавших в тылу в период ВОВ ИТОГО</text:p>
          </table:table-cell>
          <table:table-cell table:number-columns-repeated="2" table:style-name="ce45" office:value-type="float" office:value="2">
            <text:p>2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5" office:value-type="string">
            <text:p>Соц. поддержка членов семей военнослужащих, потерявших кормильца ИТОГО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5" office:value-type="string">
            <text:p>Социальная поддержка инвалидов ИТОГО</text:p>
          </table:table-cell>
          <table:table-cell table:number-columns-repeated="2" table:style-name="ce45" office:value-type="float" office:value="7">
            <text:p>7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5" office:value-type="string">
            <text:p>Социальная поддержка малоимущих граждан ИТОГО</text:p>
          </table:table-cell>
          <table:table-cell table:number-columns-repeated="2" table:style-name="ce45" office:value-type="float" office:value="17">
            <text:p>17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5" office:value-type="string">
            <text:p>Социальная поддержка семей, имеющих детей в т.ч. многодетных семей ИТОГО</text:p>
          </table:table-cell>
          <table:table-cell table:number-columns-repeated="2" table:style-name="ce45" office:value-type="float" office:value="23">
            <text:p>23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2">
          <table:table-cell table:style-name="ce37" office:value-type="string">
            <text:p>ДепСоцразвития</text:p>
          </table:table-cell>
          <table:table-cell table:style-name="ce45" office:value-type="string">
            <text:p>Субсидия на оплату жилья и комм. услуг ИТОГО</text:p>
          </table:table-cell>
          <table:table-cell table:number-columns-repeated="2" table:style-name="ce45" office:value-type="float" office:value="37">
            <text:p>37</text:p>
          </table:table-cell>
          <table:table-cell table:style-name="ce49" table:number-columns-repeated="2"/>
          <table:table-cell table:style-name="ce65" table:number-columns-repeated="1018"/>
        </table:table-row>
        <table:table-row table:style-name="ro15">
          <table:table-cell table:style-name="ce38" office:value-type="string">
            <text:p>ИТОГО РЕГ</text:p>
          </table:table-cell>
          <table:table-cell table:style-name="ce50"/>
          <table:table-cell table:style-name="ce54" table:formula="of:=SUM([.C26:.C41])" office:value-type="float" office:value="867">
            <text:p>867</text:p>
          </table:table-cell>
          <table:table-cell table:style-name="ce54" table:formula="of:=SUM([.D28:.D41])" office:value-type="float" office:value="562">
            <text:p>562</text:p>
          </table:table-cell>
          <table:table-cell table:style-name="ce54" office:value-type="float" office:value="0">
            <text:p>0</text:p>
          </table:table-cell>
          <table:table-cell table:style-name="ce54" table:formula="of:=SUM([.F26:.F41])" office:value-type="float" office:value="305">
            <text:p>305</text:p>
          </table:table-cell>
          <table:table-cell/>
          <table:table-cell table:style-name="ce68"/>
          <table:table-cell table:number-columns-repeated="1016"/>
        </table:table-row>
        <table:table-row table:style-name="ro2">
          <table:table-cell table:style-name="ce39" office:value-type="string" table:number-columns-spanned="3" table:number-rows-spanned="1">
            <text:p>ФЕДЕРАЛЬНЫЕ</text:p>
          </table:table-cell>
          <table:covered-table-cell table:style-name="ce48"/>
          <table:covered-table-cell table:style-name="ce55"/>
          <table:table-cell table:style-name="ce39" table:number-columns-repeated="3"/>
          <table:table-cell table:number-columns-repeated="1018"/>
        </table:table-row>
        <table:table-row table:style-name="ro2">
          <table:table-cell table:style-name="ce37" office:value-type="string">
            <text:p>Росреестр</text:p>
          </table:table-cell>
          <table:table-cell table:style-name="ce45" office:value-type="string">
            <text:p>Выдача Кадастровая палата ИТОГО</text:p>
          </table:table-cell>
          <table:table-cell table:style-name="ce45" office:value-type="float" office:value="78">
            <text:p>78</text:p>
          </table:table-cell>
          <table:table-cell table:style-name="ce2"/>
          <table:table-cell table:style-name="ce45" office:value-type="float" office:value="78">
            <text:p>78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37" office:value-type="string">
            <text:p>Росреестр</text:p>
          </table:table-cell>
          <table:table-cell table:style-name="ce45" office:value-type="string">
            <text:p>Выдача Росреестр ИТОГО</text:p>
          </table:table-cell>
          <table:table-cell table:style-name="ce45" office:value-type="float" office:value="196">
            <text:p>196</text:p>
          </table:table-cell>
          <table:table-cell table:style-name="ce2"/>
          <table:table-cell table:style-name="ce45" office:value-type="float" office:value="196">
            <text:p>196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37" office:value-type="string">
            <text:p>Госпортал</text:p>
          </table:table-cell>
          <table:table-cell table:style-name="ce45" office:value-type="string">
            <text:p>ИНФОМАТ ИТОГО</text:p>
          </table:table-cell>
          <table:table-cell table:style-name="ce56" office:value-type="float" office:value="3">
            <text:p>3</text:p>
          </table:table-cell>
          <table:table-cell table:style-name="ce2" table:number-columns-repeated="2"/>
          <table:table-cell table:style-name="ce45"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style-name="ce37" office:value-type="string">
            <text:p>ФНС</text:p>
          </table:table-cell>
          <table:table-cell table:style-name="ce45" office:value-type="string">
            <text:p>Консультация (Налоговая инспекция) ИТОГО</text:p>
          </table:table-cell>
          <table:table-cell table:style-name="ce56" office:value-type="float" office:value="1">
            <text:p>1</text:p>
          </table:table-cell>
          <table:table-cell table:style-name="ce2" table:number-columns-repeated="2"/>
          <table:table-cell table:style-name="ce45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37" office:value-type="string">
            <text:p>Росреестр</text:p>
          </table:table-cell>
          <table:table-cell table:style-name="ce45" office:value-type="string">
            <text:p>Консультация (Росреестр) ИТОГО</text:p>
          </table:table-cell>
          <table:table-cell table:style-name="ce56" office:value-type="float" office:value="152">
            <text:p>152</text:p>
          </table:table-cell>
          <table:table-cell table:style-name="ce2" table:number-columns-repeated="2"/>
          <table:table-cell table:style-name="ce45" office:value-type="float" office:value="152">
            <text:p>152</text:p>
          </table:table-cell>
          <table:table-cell table:number-columns-repeated="1018"/>
        </table:table-row>
        <table:table-row table:style-name="ro2">
          <table:table-cell table:style-name="ce37" office:value-type="string">
            <text:p>ФСС</text:p>
          </table:table-cell>
          <table:table-cell table:style-name="ce45" office:value-type="string">
            <text:p>Консультация (Фонд социального страхования) ИТОГО</text:p>
          </table:table-cell>
          <table:table-cell table:style-name="ce56" office:value-type="float" office:value="1">
            <text:p>1</text:p>
          </table:table-cell>
          <table:table-cell table:style-name="ce2" table:number-columns-repeated="2"/>
          <table:table-cell table:style-name="ce45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37" office:value-type="string">
            <text:p>УФМС</text:p>
          </table:table-cell>
          <table:table-cell table:style-name="ce45" office:value-type="string">
            <text:p>Консультирование УФМС ИТОГО</text:p>
          </table:table-cell>
          <table:table-cell table:style-name="ce56" office:value-type="float" office:value="156">
            <text:p>156</text:p>
          </table:table-cell>
          <table:table-cell table:style-name="ce2" table:number-columns-repeated="2"/>
          <table:table-cell table:style-name="ce45" office:value-type="float" office:value="156">
            <text:p>156</text:p>
          </table:table-cell>
          <table:table-cell table:number-columns-repeated="1018"/>
        </table:table-row>
        <table:table-row table:style-name="ro2">
          <table:table-cell table:style-name="ce37" office:value-type="string">
            <text:p>Росреестр</text:p>
          </table:table-cell>
          <table:table-cell table:style-name="ce45" office:value-type="string">
            <text:p>Государственный кадастровый учет недвижимого имущества ИТОГО</text:p>
          </table:table-cell>
          <table:table-cell table:number-columns-repeated="2" table:style-name="ce45" office:value-type="float" office:value="30">
            <text:p>30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7" office:value-type="string">
            <text:p>Росреестр</text:p>
          </table:table-cell>
          <table:table-cell table:style-name="ce45" office:value-type="string">
            <text:p>Предоставление сведений внесенных в государственный кадастр недвижимости ИТОГО</text:p>
          </table:table-cell>
          <table:table-cell table:number-columns-repeated="2" table:style-name="ce45" office:value-type="float" office:value="62">
            <text:p>6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7" office:value-type="string">
            <text:p>Росреестр</text:p>
          </table:table-cell>
          <table:table-cell table:style-name="ce45" office:value-type="string">
            <text:p>Предоставление сведений о зарегистрированных правах ИТОГО</text:p>
          </table:table-cell>
          <table:table-cell table:number-columns-repeated="2" table:style-name="ce45" office:value-type="float" office:value="223">
            <text:p>22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7" office:value-type="string">
            <text:p>Росреестр</text:p>
          </table:table-cell>
          <table:table-cell table:style-name="ce45" office:value-type="string">
            <text:p>Регистрация прав и сделок на недвижимое имущество ИТОГО</text:p>
          </table:table-cell>
          <table:table-cell table:number-columns-repeated="2" table:style-name="ce45" office:value-type="float" office:value="562">
            <text:p>56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37" office:value-type="string">
            <text:p>ФМС</text:p>
          </table:table-cell>
          <table:table-cell table:style-name="ce45" office:value-type="string">
            <text:p>Получение и замена паспорта гражданина РФ ИТОГО</text:p>
          </table:table-cell>
          <table:table-cell table:number-columns-repeated="2" table:style-name="ce45" office:value-type="float" office:value="169">
            <text:p>169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37" office:value-type="string">
            <text:p>ПФР</text:p>
          </table:table-cell>
          <table:table-cell table:style-name="ce46" office:value-type="string">
            <text:p>Прием заявлений о выдаче государственного сертификата на материнский (семейный) сертификат ИТОГО</text:p>
          </table:table-cell>
          <table:table-cell table:number-columns-repeated="2" table:style-name="ce45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5">
          <table:table-cell table:style-name="ce38" office:value-type="string">
            <text:p>ИТОГО ФЕД</text:p>
          </table:table-cell>
          <table:table-cell table:style-name="ce47"/>
          <table:table-cell table:style-name="ce54" table:formula="of:=SUM([.C44:.C56])" office:value-type="float" office:value="1634">
            <text:p>1634</text:p>
          </table:table-cell>
          <table:table-cell table:style-name="ce54" table:formula="of:=SUM([.D51:.D56])" office:value-type="float" office:value="1047">
            <text:p>1047</text:p>
          </table:table-cell>
          <table:table-cell table:style-name="ce54" table:formula="of:=SUM([.E44:.E56])" office:value-type="float" office:value="274">
            <text:p>274</text:p>
          </table:table-cell>
          <table:table-cell table:style-name="ce54" table:formula="of:=SUM([.F44:.F56])" office:value-type="float" office:value="313">
            <text:p>313</text:p>
          </table:table-cell>
          <table:table-cell table:number-columns-repeated="1018"/>
        </table:table-row>
        <table:table-row table:style-name="ro16">
          <table:table-cell table:style-name="ce40" office:value-type="string">
            <text:p>ИТОГО </text:p>
          </table:table-cell>
          <table:table-cell table:style-name="ce51"/>
          <table:table-cell table:style-name="ce57" table:formula="of:=[.C57]+[.C42]+[.C24]" office:value-type="float" office:value="2724">
            <text:p>2724</text:p>
          </table:table-cell>
          <table:table-cell table:style-name="ce57" table:number-columns-repeated="3"/>
          <table:table-cell table:number-columns-repeated="1018"/>
        </table:table-row>
        <table:table-row table:style-name="ro2">
          <table:table-cell table:style-name="ce41"/>
          <table:table-cell table:style-name="ce52"/>
          <table:table-cell table:number-columns-repeated="1022"/>
        </table:table-row>
        <table:table-row table:style-name="ro2" table:number-rows-repeated="949">
          <table:table-cell table:number-columns-repeated="1024"/>
        </table:table-row>
        <table:table-row table:style-name="ro2">
          <table:table-cell table:number-columns-repeated="2"/>
          <table:table-cell office:value-type="float" office:value="1166">
            <text:p>1166</text:p>
          </table:table-cell>
          <table:table-cell table:number-columns-repeated="3"/>
          <table:table-cell office:value-type="float" office:value="58">
            <text:p>5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1166">
            <text:p>1166</text:p>
          </table:table-cell>
          <table:table-cell table:number-columns-repeated="102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37" office:value-type="string">
            <text:p>КМУН</text:p>
          </table:table-cell>
          <table:table-cell table:style-name="ce45" office:value-type="string">
            <text:p>Консультация (Архивная служба) ИТОГО</text:p>
          </table:table-cell>
          <table:table-cell table:style-name="ce45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7" office:value-type="string">
            <text:p>КМУН</text:p>
          </table:table-cell>
          <table:table-cell table:style-name="ce45" office:value-type="string">
            <text:p>Консультация (Комитет по управлению муницип. имуществом) ИТОГО</text:p>
          </table:table-cell>
          <table:table-cell table:style-name="ce45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7" office:value-type="string">
            <text:p>КМУН</text:p>
          </table:table-cell>
          <table:table-cell table:style-name="ce45" office:value-type="string">
            <text:p>Консультация (Управление градостроительства г.Урая) ИТОГО</text:p>
          </table:table-cell>
          <table:table-cell table:style-name="ce45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7" office:value-type="string">
            <text:p>КМУН</text:p>
          </table:table-cell>
          <table:table-cell table:style-name="ce45" office:value-type="string">
            <text:p>Консультация (Управление образования) ИТОГО</text:p>
          </table:table-cell>
          <table:table-cell table:style-name="ce45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7" office:value-type="string">
            <text:p>КМУН</text:p>
          </table:table-cell>
          <table:table-cell table:style-name="ce45" office:value-type="string">
            <text:p>Консультация (Управление по учету и распределению муниципального имущества) ИТОГО</text:p>
          </table:table-cell>
          <table:table-cell table:style-name="ce45" office:value-type="float" office:value="34">
            <text:p>34</text:p>
          </table:table-cell>
          <table:table-cell table:number-columns-repeated="1021"/>
        </table:table-row>
        <table:table-row table:style-name="ro2" table:number-rows-repeated="104753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Администрация" table:base-cell-address="$отчет.$A$1" table:cell-range-address="$Лист1.$U$2:.$U$26"/>
        <table:named-expression table:name="ВыбраннаяУслуга" table:base-cell-address="$отчет.$A$1" table:expression="OFFSET(лист1!xfb1048573;;Позиция;МаксУслуг)"/>
        <table:named-range table:name="ГосНадзор" table:base-cell-address="$отчет.$A$1" table:cell-range-address="$Лист1.$O$2"/>
        <table:named-range table:name="Госпортал" table:base-cell-address="$отчет.$A$1" table:cell-range-address="$Лист1.$AA$2:.$AA$3"/>
        <table:named-range table:name="ДепГосИмущества" table:base-cell-address="$отчет.$A$1" table:cell-range-address="$Лист1.$N$2:.$N$5"/>
        <table:named-range table:name="ДепЖКХ" table:base-cell-address="$отчет.$A$1" table:cell-range-address="$Лист1.$S$2"/>
        <table:named-range table:name="ДепОбразования" table:base-cell-address="$отчет.$A$1" table:cell-range-address="$Лист1.$R$2"/>
        <table:named-range table:name="Депприродресурс" table:base-cell-address="$отчет.$A$1" table:cell-range-address="$Лист1.$K$2:.$K$17"/>
        <table:named-range table:name="ДепСоцразвития" table:base-cell-address="$отчет.$A$1" table:cell-range-address="$Лист1.$T$2:.$T$32"/>
        <table:named-range table:name="ДепСтроительства" table:base-cell-address="$отчет.$A$1" table:cell-range-address="$Лист1.$P$2:.$P$3"/>
        <table:named-range table:name="ДепТруда" table:base-cell-address="$отчет.$A$1" table:cell-range-address="$Лист1.$M$2"/>
        <table:named-range table:name="ДепУправленияДелами_Губернатора" table:base-cell-address="$отчет.$A$1" table:cell-range-address="$Лист1.$L$2:.$L$3"/>
        <table:named-expression table:name="МаксУслуг" table:base-cell-address="$отчет.$A$1" table:expression="150"/>
        <table:named-range table:name="МВД" table:base-cell-address="$отчет.$A$1" table:cell-range-address="$Лист1.$E$2:.$E$6"/>
        <table:named-expression table:name="ОГВ" table:base-cell-address="$отчет.$A$1" table:expression="[$Лист1.$B$2:.B2](лист1!xfb:xfb; COUNTA(лист1!xfb:xfb))"/>
        <table:named-expression table:name="ОГВ__полное_наименование" table:base-cell-address="$отчет.$A$1" table:expression="[$Лист1.$A$2:.A2](лист1!xfa:xfa; COUNTA(лист1!xfa:xfa))"/>
        <table:named-range table:name="Охрана_Культурного_наследия" table:base-cell-address="$отчет.$A$1" table:cell-range-address="$Лист1.$Q$2:.$Q$3"/>
        <table:named-expression table:name="Позиция" table:base-cell-address="$отчет.$A$1" table:expression="MATCH([$отчет.B1];ОГВ;0)"/>
        <table:named-range table:name="ПФР" table:base-cell-address="$отчет.$A$1" table:cell-range-address="$Лист1.$G$2:.$G$16"/>
        <table:named-range table:name="Росреестр" table:base-cell-address="$отчет.$A$1" table:cell-range-address="$Лист1.$H$2:.$H$11"/>
        <table:named-range table:name="СлужбаСудПриставов" table:base-cell-address="$отчет.$A$1" table:cell-range-address="$Лист1.$V$2:.$V$3"/>
        <table:named-range table:name="ТипУслуги" table:base-cell-address="$отчет.$A$1" table:cell-range-address="$справочники.$A$2:.$A$4"/>
        <table:named-range table:name="УФМС" table:base-cell-address="$отчет.$A$1" table:cell-range-address="$Лист1.$J$2:.$J$11"/>
        <table:named-range table:name="ФНС" table:base-cell-address="$отчет.$A$1" table:cell-range-address="$Лист1.$F$2:.$F$11"/>
        <table:named-range table:name="ФСС" table:base-cell-address="$отчет.$A$1" table:cell-range-address="$Лист1.$I$2:.$I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date-style style:name="N108">
      <number:month number:style="long" number:textual="true"/>
      <number:text> </number:text>
      <number:year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8.01.2015</text:date>, <text:time>22:50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тчет" style:display-name="PageStyle_отче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правочники" style:display-name="PageStyle_справочники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Сводный_20_отчет" style:display-name="PageStyle_Сводный отче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1-08T22:50:56.27</dc:date>
    <meta:editing-duration>PT4H3M59S</meta:editing-duration>
    <meta:editing-cycles>1</meta:editing-cycles>
    <meta:document-statistic meta:table-count="4" meta:cell-count="570" meta:object-count="0"/>
  </office:meta>
</office:document-meta>
</file>